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微軟正黑體" svg:font-family="微軟正黑體"/>
    <style:font-face style:name="標楷體2" svg:font-family="標楷體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2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.967cm" fo:margin-left="0.06cm" table:align="left" style:writing-mode="page"/>
    </style:style>
    <style:style style:name="表格1.A" style:family="table-column">
      <style:table-column-properties style:column-width="3.007cm"/>
    </style:style>
    <style:style style:name="表格1.B" style:family="table-column">
      <style:table-column-properties style:column-width="4.692cm"/>
    </style:style>
    <style:style style:name="表格1.C" style:family="table-column">
      <style:table-column-properties style:column-width="5.14cm"/>
    </style:style>
    <style:style style:name="表格1.D" style:family="table-column">
      <style:table-column-properties style:column-width="5.128cm"/>
    </style:style>
    <style:style style:name="表格1.1" style:family="table-row">
      <style:table-row-properties style:min-row-height="1.094cm" style:use-optimal-row-height="false"/>
    </style:style>
    <style:style style:name="表格1.A1" style:family="table-cell">
      <style:table-cell-properties style:vertical-align="middle" fo:background-color="#cfe7f5" fo:padding="0cm" fo:border-left="2.25pt solid #ff3333" fo:border-right="2pt solid #ff3333" fo:border-top="2pt solid #ff3333" fo:border-bottom="0.5pt solid #000000" style:writing-mode="lr-tb">
        <style:background-image/>
      </style:table-cell-properties>
    </style:style>
    <style:style style:name="表格1.2" style:family="table-row">
      <style:table-row-properties style:min-row-height="1.018cm" style:use-optimal-row-height="false"/>
    </style:style>
    <style:style style:name="表格1.A2" style:family="table-cell">
      <style:table-cell-properties style:vertical-align="middle" fo:background-color="#ffffff" fo:padding="0cm" fo:border-left="2.25pt solid #ff3333" fo:border-right="none" fo:border-top="none" fo:border-bottom="0.5pt solid #000000" style:writing-mode="lr-tb">
        <style:background-image/>
      </style:table-cell-properties>
    </style:style>
    <style:style style:name="表格1.B2" style:family="table-cell">
      <style:table-cell-properties style:vertical-align="middle" fo:background-color="#ffffff" fo:padding="0cm" fo:border-left="0.5pt solid #000000" fo:border-right="2pt solid #ff3333" fo:border-top="none" fo:border-bottom="0.5pt solid #000000" style:writing-mode="lr-tb">
        <style:background-image/>
      </style:table-cell-properties>
    </style:style>
    <style:style style:name="表格1.3" style:family="table-row">
      <style:table-row-properties style:min-row-height="1.08cm" style:use-optimal-row-height="false"/>
    </style:style>
    <style:style style:name="表格1.4" style:family="table-row">
      <style:table-row-properties style:min-row-height="1.099cm" style:use-optimal-row-height="false"/>
    </style:style>
    <style:style style:name="表格1.5" style:family="table-row">
      <style:table-row-properties style:min-row-height="0.919cm" style:use-optimal-row-height="false"/>
    </style:style>
    <style:style style:name="表格1.B5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表格1.6" style:family="table-row">
      <style:table-row-properties style:min-row-height="1.002cm" style:use-optimal-row-height="false"/>
    </style:style>
    <style:style style:name="表格1.7" style:family="table-row">
      <style:table-row-properties style:min-row-height="1.236cm" style:use-optimal-row-height="false"/>
    </style:style>
    <style:style style:name="表格1.A7" style:family="table-cell">
      <style:table-cell-properties style:vertical-align="middle" fo:background-color="#cfe7f5" fo:padding="0cm" fo:border-left="2.25pt solid #ff3333" fo:border-right="2pt solid #ff3333" fo:border-top="none" fo:border-bottom="0.5pt solid #000000" style:writing-mode="lr-tb">
        <style:background-image/>
      </style:table-cell-properties>
    </style:style>
    <style:style style:name="表格1.9" style:family="table-row">
      <style:table-row-properties style:min-row-height="1.277cm" style:use-optimal-row-height="false"/>
    </style:style>
    <style:style style:name="表格1.11" style:family="table-row">
      <style:table-row-properties style:min-row-height="0.947cm" style:use-optimal-row-height="false"/>
    </style:style>
    <style:style style:name="表格1.A11" style:family="table-cell">
      <style:table-cell-properties style:vertical-align="middle" fo:background-color="#ffffff" fo:padding="0cm" fo:border-left="2.25pt solid #ff3333" fo:border-right="none" fo:border-top="none" fo:border-bottom="0.05pt solid #000000" style:writing-mode="lr-tb">
        <style:background-image/>
      </style:table-cell-properties>
    </style:style>
    <style:style style:name="表格1.13" style:family="table-row">
      <style:table-row-properties style:min-row-height="5.964cm" style:use-optimal-row-height="false"/>
    </style:style>
    <style:style style:name="表格1.14" style:family="table-row">
      <style:table-row-properties style:min-row-height="0.891cm" style:use-optimal-row-height="false"/>
    </style:style>
    <style:style style:name="表格1.16" style:family="table-row">
      <style:table-row-properties style:min-row-height="1.27cm" style:use-optimal-row-height="false"/>
    </style:style>
    <style:style style:name="表格1.B16" style:family="table-cell">
      <style:table-cell-properties style:vertical-align="middle" fo:background-color="#ffffff" fo:padding="0cm" fo:border-left="0.5pt solid #000000" fo:border-right="none" fo:border-top="none" fo:border-bottom="0.05pt solid #000000" style:writing-mode="lr-tb">
        <style:background-image/>
      </style:table-cell-properties>
    </style:style>
    <style:style style:name="表格1.C16" style:family="table-cell">
      <style:table-cell-properties style:vertical-align="middle" fo:background-color="#ffffff" fo:padding="0cm" fo:border-left="0.5pt solid #000000" fo:border-right="2pt solid #ff3333" fo:border-top="none" fo:border-bottom="0.05pt solid #000000" style:writing-mode="lr-tb">
        <style:background-image/>
      </style:table-cell-properties>
    </style:style>
    <style:style style:name="表格1.18" style:family="table-row">
      <style:table-row-properties style:min-row-height="0.811cm" style:use-optimal-row-height="false"/>
    </style:style>
    <style:style style:name="表格1.B18" style:family="table-cell">
      <style:table-cell-properties style:vertical-align="middle" fo:background-color="#ffffff" fo:padding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表格1.C18" style:family="table-cell">
      <style:table-cell-properties style:vertical-align="middle" fo:background-color="#ffffff" fo:padding="0cm" fo:border-left="0.05pt solid #000000" fo:border-right="2pt solid #ff3333" fo:border-top="0.05pt solid #000000" fo:border-bottom="0.05pt solid #000000" style:writing-mode="lr-tb">
        <style:background-image/>
      </style:table-cell-properties>
    </style:style>
    <style:style style:name="表格1.19" style:family="table-row">
      <style:table-row-properties style:min-row-height="0.748cm" style:use-optimal-row-height="false"/>
    </style:style>
    <style:style style:name="表格1.B19" style:family="table-cell">
      <style:table-cell-properties style:vertical-align="middle" fo:background-color="#ffffff" fo:padding="0cm" fo:border-left="0.05pt solid #000000" fo:border-right="none" fo:border-top="none" fo:border-bottom="0.05pt solid #000000" style:writing-mode="lr-tb">
        <style:background-image/>
      </style:table-cell-properties>
    </style:style>
    <style:style style:name="表格1.C19" style:family="table-cell">
      <style:table-cell-properties style:vertical-align="middle" fo:background-color="#ffffff" fo:padding="0cm" fo:border-left="0.05pt solid #000000" fo:border-right="2pt solid #ff3333" fo:border-top="none" fo:border-bottom="0.05pt solid #000000" style:writing-mode="lr-tb">
        <style:background-image/>
      </style:table-cell-properties>
    </style:style>
    <style:style style:name="表格1.20" style:family="table-row">
      <style:table-row-properties style:min-row-height="0.951cm" style:use-optimal-row-height="false"/>
    </style:style>
    <style:style style:name="表格4" style:family="table">
      <style:table-properties style:width="10.292cm" table:align="left" style:writing-mode="page"/>
    </style:style>
    <style:style style:name="表格4.A" style:family="table-column">
      <style:table-column-properties style:column-width="1.191cm"/>
    </style:style>
    <style:style style:name="表格4.B" style:family="table-column">
      <style:table-column-properties style:column-width="9.102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style:vertical-align="middle" fo:padding="0.097cm" fo:border="0.05pt solid #000000"/>
    </style:style>
    <style:style style:name="表格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963cm" fo:margin-left="0.06cm" fo:break-before="auto" fo:break-after="auto" table:align="left" style:writing-mode="page"/>
    </style:style>
    <style:style style:name="表格2.A" style:family="table-column">
      <style:table-column-properties style:column-width="3.036cm"/>
    </style:style>
    <style:style style:name="表格2.B" style:family="table-column">
      <style:table-column-properties style:column-width="4.664cm"/>
    </style:style>
    <style:style style:name="表格2.C" style:family="table-column">
      <style:table-column-properties style:column-width="2.355cm"/>
    </style:style>
    <style:style style:name="表格2.D" style:family="table-column">
      <style:table-column-properties style:column-width="7.909cm"/>
    </style:style>
    <style:style style:name="表格2.A1" style:family="table-cell">
      <style:table-cell-properties style:vertical-align="middle" fo:padding="0.097cm" fo:border-left="2.25pt solid #ff3333" fo:border-right="none" fo:border-top="0.5pt solid #000000" fo:border-bottom="0.5pt solid #000000" style:writing-mode="lr-tb"/>
    </style:style>
    <style:style style:name="表格2.B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表格2.C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表格2.D1" style:family="table-cell">
      <style:table-cell-properties fo:padding="0.097cm" fo:border-left="0.5pt solid #000000" fo:border-right="2.25pt solid #ff3333" fo:border-top="0.5pt solid #000000" fo:border-bottom="0.5pt solid #000000" style:writing-mode="lr-tb"/>
    </style:style>
    <style:style style:name="表格2.C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2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3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4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5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6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7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8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9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3" style:family="table">
      <style:table-properties style:width="17.992cm" fo:margin-left="0.032cm" table:align="left" style:writing-mode="page"/>
    </style:style>
    <style:style style:name="表格3.A" style:family="table-column">
      <style:table-column-properties style:column-width="3.064cm"/>
    </style:style>
    <style:style style:name="表格3.B" style:family="table-column">
      <style:table-column-properties style:column-width="4.623cm"/>
    </style:style>
    <style:style style:name="表格3.C" style:family="table-column">
      <style:table-column-properties style:column-width="2.395cm"/>
    </style:style>
    <style:style style:name="表格3.D" style:family="table-column">
      <style:table-column-properties style:column-width="7.909cm"/>
    </style:style>
    <style:style style:name="表格3.1" style:family="table-row">
      <style:table-row-properties style:row-height="1.198cm" style:use-optimal-row-height="false"/>
    </style:style>
    <style:style style:name="表格3.A1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0.25pt solid #000000" fo:border-bottom="1.5pt solid #000000" style:writing-mode="lr-tb">
        <style:background-image/>
      </style:table-cell-properties>
    </style:style>
    <style:style style:name="表格3.B1" style:family="table-cell">
      <style:table-cell-properties style:vertical-align="middle" fo:background-color="#ffffff" fo:padding-left="0.049cm" fo:padding-right="0.049cm" fo:padding-top="0cm" fo:padding-bottom="0cm" fo:border-left="0.5pt solid #000000" fo:border-right="none" fo:border-top="0.25pt solid #000000" fo:border-bottom="1.5pt solid #000000" style:writing-mode="lr-tb">
        <style:background-image/>
      </style:table-cell-properties>
    </style:style>
    <style:style style:name="表格3.D1" style:family="table-cell">
      <style:table-cell-properties style:vertical-align="middle" fo:background-color="#ffffff" fo:padding-left="0.049cm" fo:padding-right="0.049cm" fo:padding-top="0cm" fo:padding-bottom="0cm" fo:border-left="0.5pt solid #000000" fo:border-right="2.25pt solid #ff3333" fo:border-top="0.25pt solid #000000" fo:border-bottom="1.5pt solid #000000" style:writing-mode="lr-tb">
        <style:background-image/>
      </style:table-cell-properties>
    </style:style>
    <style:style style:name="表格3.2" style:family="table-row">
      <style:table-row-properties style:row-height="1.309cm" style:use-optimal-row-height="false"/>
    </style:style>
    <style:style style:name="表格3.A2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none" fo:border-bottom="1.5pt solid #000000" style:writing-mode="lr-tb">
        <style:background-image/>
      </style:table-cell-properties>
    </style:style>
    <style:style style:name="表格3.B2" style:family="table-cell">
      <style:table-cell-properties style:vertical-align="middle" fo:background-color="#ffffff" fo:padding-left="0.049cm" fo:padding-right="0.049cm" fo:padding-top="0cm" fo:padding-bottom="0cm" fo:border-left="0.5pt solid #000000" fo:border-right="2.25pt solid #ff3333" fo:border-top="none" fo:border-bottom="1.5pt solid #000000" style:writing-mode="lr-tb">
        <style:background-image/>
      </style:table-cell-properties>
    </style:style>
    <style:style style:name="表格3.3" style:family="table-row">
      <style:table-row-properties style:row-height="1.505cm" style:use-optimal-row-height="false"/>
    </style:style>
    <style:style style:name="表格3.A3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none" fo:border-bottom="2.25pt solid #ff3333" style:writing-mode="lr-tb">
        <style:background-image/>
      </style:table-cell-properties>
    </style:style>
    <style:style style:name="表格3.B3" style:family="table-cell">
      <style:table-cell-properties style:vertical-align="middle" fo:background-color="#ffffff" fo:padding-left="0.049cm" fo:padding-right="0.049cm" fo:padding-top="0cm" fo:padding-bottom="0cm" fo:border-left="0.5pt solid #000000" fo:border-right="2.25pt solid #ff3333" fo:border-top="none" fo:border-bottom="2.25pt solid #ff3333" style:writing-mode="lr-tb">
        <style:background-image/>
      </style:table-cell-properties>
    </style:style>
    <style:style style:name="表格3.4" style:family="table-row">
      <style:table-row-properties style:row-height="1.588cm" style:use-optimal-row-height="false"/>
    </style:style>
    <style:style style:name="表格3.A4" style:family="table-cell">
      <style:table-cell-properties style:vertical-align="middle" fo:background-color="#cfe7f5" fo:padding-left="0.049cm" fo:padding-right="0.049cm" fo:padding-top="0cm" fo:padding-bottom="0cm" fo:border-left="1.5pt solid #000000" fo:border-right="1.5pt solid #000000" fo:border-top="0.25pt solid #000000" fo:border-bottom="0.5pt solid #000000" style:writing-mode="lr-tb">
        <style:background-image/>
      </style:table-cell-properties>
    </style:style>
    <style:style style:name="表格3.5" style:family="table-row">
      <style:table-row-properties style:row-height="1.392cm" style:use-optimal-row-height="false"/>
    </style:style>
    <style:style style:name="表格3.A5" style:family="table-cell">
      <style:table-cell-properties style:vertical-align="middle" fo:background-color="#ffffff" fo:padding-left="0.049cm" fo:padding-right="0.049cm" fo:padding-top="0cm" fo:padding-bottom="0cm" fo:border-left="1.5pt solid #000000" fo:border-right="none" fo:border-top="none" fo:border-bottom="0.5pt solid #000000" style:writing-mode="lr-tb">
        <style:background-image/>
      </style:table-cell-properties>
    </style:style>
    <style:style style:name="表格3.B5" style:family="table-cell">
      <style:table-cell-properties style:vertical-align="middle" fo:background-color="#ffffff" fo:padding-left="0.049cm" fo:padding-right="0.049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3.D5" style:family="table-cell">
      <style:table-cell-properties style:vertical-align="middle" fo:background-color="#ffffff" fo:padding-left="0.049cm" fo:padding-right="0.049cm" fo:padding-top="0cm" fo:padding-bottom="0cm" fo:border-left="0.5pt solid #000000" fo:border-right="1.5pt solid #000000" fo:border-top="0.5pt solid #000000" fo:border-bottom="0.5pt solid #000000" style:writing-mode="lr-tb">
        <style:background-image/>
      </style:table-cell-properties>
    </style:style>
    <style:style style:name="表格3.6" style:family="table-row">
      <style:table-row-properties style:row-height="1.42cm" style:use-optimal-row-height="false"/>
    </style:style>
    <style:style style:name="表格3.B6" style:family="table-cell">
      <style:table-cell-properties style:vertical-align="middle" fo:background-color="#ffffff" fo:padding-left="0.049cm" fo:padding-right="0.049cm" fo:padding-top="0cm" fo:padding-bottom="0cm" fo:border-left="0.5pt solid #000000" fo:border-right="1.5pt solid #000000" fo:border-top="none" fo:border-bottom="0.5pt solid #000000" style:writing-mode="lr-tb">
        <style:background-image/>
      </style:table-cell-properties>
    </style:style>
    <style:style style:name="表格3.7" style:family="table-row">
      <style:table-row-properties style:row-height="1.498cm" style:use-optimal-row-height="false"/>
    </style:style>
    <style:style style:name="表格3.A7" style:family="table-cell">
      <style:table-cell-properties style:vertical-align="middle" fo:background-color="#cfe7f5" fo:padding-left="0.049cm" fo:padding-right="0.049cm" fo:padding-top="0cm" fo:padding-bottom="0cm" fo:border-left="1.5pt solid #000000" fo:border-right="1.5pt solid #000000" fo:border-top="none" fo:border-bottom="0.5pt solid #000000" style:writing-mode="lr-tb">
        <style:background-image/>
      </style:table-cell-properties>
    </style:style>
    <style:style style:name="表格3.8" style:family="table-row">
      <style:table-row-properties style:row-height="1.288cm" style:use-optimal-row-height="false"/>
    </style:style>
    <style:style style:name="表格3.A8" style:family="table-cell">
      <style:table-cell-properties style:vertical-align="middle" fo:background-color="#ffffff" fo:padding-left="0.049cm" fo:padding-right="0.049cm" fo:padding-top="0cm" fo:padding-bottom="0cm" fo:border-left="1.5pt solid #000000" fo:border-right="none" fo:border-top="0.5pt solid #000000" fo:border-bottom="0.5pt solid #000000" style:writing-mode="lr-tb">
        <style:background-image/>
      </style:table-cell-properties>
    </style:style>
    <style:style style:name="表格3.9" style:family="table-row">
      <style:table-row-properties style:row-height="4.706cm" style:use-optimal-row-height="false"/>
    </style:style>
    <style:style style:name="表格3.A9" style:family="table-cell">
      <style:table-cell-properties fo:background-color="#ffffff" fo:padding-left="0.049cm" fo:padding-right="0.049cm" fo:padding-top="0cm" fo:padding-bottom="0cm" fo:border-left="1.5pt solid #000000" fo:border-right="1.5pt solid #000000" fo:border-top="none" fo:border-bottom="1.5pt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b818a4" officeooo:paragraph-rsid="00b818a4" style:language-asian="zh" style:country-asian="TW"/>
    </style:style>
    <style:style style:name="P2" style:family="paragraph" style:parent-style-name="Header">
      <style:paragraph-properties fo:text-align="center" style:justify-single-word="false"/>
      <style:text-properties officeooo:paragraph-rsid="00b818a4"/>
    </style:style>
    <style:style style:name="P3" style:family="paragraph" style:parent-style-name="Footer">
      <style:paragraph-properties fo:text-align="center" style:justify-single-word="false"/>
      <style:text-properties officeooo:paragraph-rsid="00b833ed"/>
    </style:style>
    <style:style style:name="P4" style:family="paragraph" style:parent-style-name="Table_20_Contents">
      <style:paragraph-properties fo:text-align="center" style:justify-single-word="false"/>
      <style:text-properties officeooo:paragraph-rsid="00b818a4"/>
    </style:style>
    <style:style style:name="P5" style:family="paragraph" style:parent-style-name="Table_20_Contents">
      <style:text-properties officeooo:paragraph-rsid="00b818a4"/>
    </style:style>
    <style:style style:name="P6" style:family="paragraph" style:parent-style-name="Table_20_Contents">
      <style:paragraph-properties fo:text-align="center" style:justify-single-word="false"/>
      <style:text-properties style:font-name="標楷體1" fo:font-size="11pt" officeooo:paragraph-rsid="011f4b6a" fo:background-color="transparent" style:font-name-asian="標楷體1" style:font-size-asian="11pt" style:language-asian="zh" style:country-asian="TW" style:font-name-complex="新細明體2" style:font-size-complex="11pt"/>
    </style:style>
    <style:style style:name="P7" style:family="paragraph" style:parent-style-name="Table_20_Contents">
      <style:paragraph-properties fo:text-align="center" style:justify-single-word="false"/>
      <style:text-properties officeooo:rsid="00e596dd" officeooo:paragraph-rsid="00e596dd" style:language-asian="zh" style:country-asian="TW"/>
    </style:style>
    <style:style style:name="P8" style:family="paragraph" style:parent-style-name="Table_20_Contents">
      <style:paragraph-properties fo:text-align="center" style:justify-single-word="false"/>
      <style:text-properties officeooo:rsid="00eb4360" officeooo:paragraph-rsid="00eb4360" style:language-asian="zh" style:country-asian="TW"/>
    </style:style>
    <style:style style:name="P9" style:family="paragraph" style:parent-style-name="Table_20_Contents">
      <style:paragraph-properties fo:text-align="center" style:justify-single-word="false"/>
      <style:text-properties officeooo:rsid="00fe2d89" officeooo:paragraph-rsid="00fe2d89" style:language-asian="zh" style:country-asian="TW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標楷體1" fo:font-size="11pt" fo:language="zxx" fo:country="none" officeooo:paragraph-rsid="011f4b6a" style:letter-kerning="false" fo:background-color="transparent" style:font-name-asian="標楷體1" style:font-size-asian="11pt" style:language-asian="zxx" style:country-asian="none" style:font-name-complex="新細明體2" style:font-size-complex="11pt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officeooo:paragraph-rsid="00b818a4"/>
    </style:style>
    <style:style style:name="P12" style:family="paragraph" style:parent-style-name="Standard">
      <style:paragraph-properties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fo:font-weight="bold" officeooo:paragraph-rsid="00b818a4" style:font-name-asian="標楷體1" style:font-size-asian="14pt" style:font-weight-asian="bold" style:font-size-complex="9pt"/>
    </style:style>
    <style:style style:name="P13" style:family="paragraph" style:parent-style-name="Standard">
      <style:paragraph-properties fo:text-align="center" style:justify-single-word="false" fo:orphans="2" fo:widows="2"/>
      <style:text-properties fo:color="#000000" style:font-name="標楷體1" fo:font-size="13pt" officeooo:paragraph-rsid="00b818a4" style:letter-kerning="false" style:font-name-asian="標楷體1" style:font-size-asian="13pt" style:font-name-complex="新細明體2" style:font-size-complex="13pt"/>
    </style:style>
    <style:style style:name="P14" style:family="paragraph" style:parent-style-name="Standard">
      <style:paragraph-properties fo:orphans="2" fo:widows="2"/>
      <style:text-properties fo:color="#000000" style:font-name="標楷體1" fo:font-size="13pt" officeooo:paragraph-rsid="00b818a4" style:letter-kerning="false" style:font-name-asian="標楷體1" style:font-size-asian="13pt" style:font-name-complex="新細明體2" style:font-size-complex="13pt"/>
    </style:style>
    <style:style style:name="P15" style:family="paragraph" style:parent-style-name="Standard">
      <style:paragraph-properties fo:text-align="center" style:justify-single-word="false" fo:orphans="2" fo:widows="2"/>
      <style:text-properties fo:color="#000000" style:font-name="標楷體1" fo:font-size="13pt" officeooo:rsid="002d9bba" officeooo:paragraph-rsid="00b818a4" style:letter-kerning="false" style:font-name-asian="標楷體1" style:font-size-asian="13pt" style:font-name-complex="新細明體2" style:font-size-complex="13pt"/>
    </style:style>
    <style:style style:name="P16" style:family="paragraph" style:parent-style-name="Standard">
      <style:paragraph-properties fo:orphans="2" fo:widows="2"/>
      <style:text-properties fo:color="#000000" style:font-name="標楷體1" fo:font-size="14pt" officeooo:paragraph-rsid="00b818a4" style:letter-kerning="false" style:font-name-asian="標楷體1" style:font-size-asian="14pt" style:font-name-complex="新細明體2" style:font-size-complex="14pt"/>
    </style:style>
    <style:style style:name="P17" style:family="paragraph" style:parent-style-name="Standard">
      <style:paragraph-properties fo:text-align="center" style:justify-single-word="false" fo:orphans="2" fo:widows="2"/>
      <style:text-properties fo:color="#000000" style:font-name="標楷體1" fo:font-size="12pt" officeooo:paragraph-rsid="011f4b6a" style:letter-kerning="false" fo:background-color="transparent" style:font-name-asian="標楷體1" style:font-size-asian="12pt" style:font-name-complex="新細明體2" style:font-size-complex="12pt"/>
    </style:style>
    <style:style style:name="P18" style:family="paragraph" style:parent-style-name="Standard">
      <style:text-properties fo:color="#ff0000" style:font-name="標楷體1" fo:font-size="8pt" fo:font-weight="bold" style:font-name-asian="標楷體1" style:font-size-asian="8pt" style:font-weight-asian="bold" style:font-name-complex="標楷體1" style:font-size-complex="8pt" style:font-weight-complex="bold"/>
    </style:style>
    <style:style style:name="P19" style:family="paragraph" style:parent-style-name="Standard">
      <style:paragraph-properties fo:orphans="2" fo:widows="2"/>
      <style:text-properties officeooo:paragraph-rsid="00b818a4"/>
    </style:style>
    <style:style style:name="P20" style:family="paragraph" style:parent-style-name="Standard">
      <style:paragraph-properties fo:text-align="center" style:justify-single-word="false"/>
      <style:text-properties fo:font-size="13pt" officeooo:rsid="00d83784" officeooo:paragraph-rsid="0127f3fd" fo:background-color="transparent" style:font-name-asian="標楷體1" style:font-size-asian="13pt" style:font-size-complex="13pt"/>
    </style:style>
    <style:style style:name="P21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officeooo:paragraph-rsid="00b818a4" style:font-name-asian="標楷體1" style:font-size-asian="14pt" style:font-size-complex="9pt"/>
    </style:style>
    <style:style style:name="P22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officeooo:rsid="0024794c" officeooo:paragraph-rsid="00b818a4" style:font-name-asian="標楷體1" style:font-size-asian="14pt" style:font-size-complex="9pt"/>
    </style:style>
    <style:style style:name="P23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officeooo:paragraph-rsid="00b818a4" style:font-name-asian="標楷體1" style:font-size-asian="14pt" style:language-asian="zh" style:country-asian="HK" style:font-size-complex="9pt"/>
    </style:style>
    <style:style style:name="P24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fo:font-weight="bold" officeooo:paragraph-rsid="00b818a4" style:font-name-asian="標楷體1" style:font-size-asian="14pt" style:font-weight-asian="bold" style:font-size-complex="9pt" style:font-weight-complex="bold"/>
    </style:style>
    <style:style style:name="P25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3pt" officeooo:paragraph-rsid="011cd77a" style:font-name-asian="標楷體1" style:font-size-asian="13pt" style:font-size-complex="13pt"/>
    </style:style>
    <style:style style:name="P26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1pt" officeooo:paragraph-rsid="0129e538" style:font-name-asian="標楷體1" style:font-size-asian="11pt" style:font-size-complex="11pt"/>
    </style:style>
    <style:style style:name="P27" style:family="paragraph" style:parent-style-name="Standard">
      <style:paragraph-properties fo:margin-top="0.088cm" fo:margin-bottom="0cm" loext:contextual-spacing="false" style:line-height-at-least="0.423cm" fo:text-align="justify" style:justify-single-word="false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28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29" style:family="paragraph" style:parent-style-name="Standard">
      <style:paragraph-properties fo:margin-top="0.088cm" fo:margin-bottom="0cm" loext:contextual-spacing="false" style:line-height-at-least="0.423cm" fo:orphans="2" fo:widows="2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30" style:family="paragraph" style:parent-style-name="Standard">
      <style:paragraph-properties fo:margin-top="0.088cm" fo:margin-bottom="0cm" loext:contextual-spacing="false" style:line-height-at-least="0.423cm" fo:orphans="2" fo:widows="2" style:snap-to-layout-grid="false">
        <style:tab-stops>
          <style:tab-stop style:position="12.488cm"/>
        </style:tab-stops>
      </style:paragraph-properties>
      <style:text-properties officeooo:paragraph-rsid="00d75ffa"/>
    </style:style>
    <style:style style:name="P31" style:family="paragraph" style:parent-style-name="Standard">
      <style:paragraph-properties fo:margin-top="0.088cm" fo:margin-bottom="0cm" loext:contextual-spacing="false" style:line-height-at-least="0.423cm" fo:text-align="end" style:justify-single-word="false" fo:orphans="2" fo:widows="2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32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officeooo:paragraph-rsid="01245aff"/>
    </style:style>
    <style:style style:name="P33" style:family="paragraph" style:parent-style-name="Standard">
      <style:paragraph-properties fo:margin-top="0.088cm" fo:margin-bottom="0cm" loext:contextual-spacing="false" style:line-height-at-least="0.423cm" fo:text-align="center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paragraph-rsid="00b818a4" style:letter-kerning="false" style:font-name-asian="標楷體1" style:font-size-asian="13pt" style:font-name-complex="新細明體2" style:font-size-complex="13pt"/>
    </style:style>
    <style:style style:name="P34" style:family="paragraph" style:parent-style-name="Standard">
      <style:paragraph-properties fo:margin-top="0.088cm" fo:margin-bottom="0cm" loext:contextual-spacing="false" style:line-height-at-least="0.423cm" fo:text-align="center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paragraph-rsid="01245aff" style:letter-kerning="false" style:font-name-asian="標楷體1" style:font-size-asian="13pt" style:font-name-complex="新細明體2" style:font-size-complex="13pt"/>
    </style:style>
    <style:style style:name="P35" style:family="paragraph" style:parent-style-name="Standard">
      <style:paragraph-properties fo:margin-top="0.088cm" fo:margin-bottom="0cm" loext:contextual-spacing="false" style:line-height-at-least="0.423cm" fo:text-align="center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paragraph-rsid="0127f3fd" style:letter-kerning="false" style:font-name-asian="標楷體1" style:font-size-asian="13pt" style:font-name-complex="新細明體2" style:font-size-complex="13pt"/>
    </style:style>
    <style:style style:name="P36" style:family="paragraph" style:parent-style-name="Standard">
      <style:paragraph-properties fo:margin-top="0.088cm" fo:margin-bottom="0cm" loext:contextual-spacing="false" style:line-height-at-least="0.423cm" fo:text-align="center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rsid="00b9a9e4" officeooo:paragraph-rsid="00b9a9e4" style:letter-kerning="false" style:font-name-asian="標楷體1" style:font-size-asian="13pt" style:language-asian="zh" style:country-asian="TW" style:font-name-complex="新細明體2" style:font-size-complex="13pt"/>
    </style:style>
    <style:style style:name="P37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paragraph-rsid="00b818a4" style:font-name-asian="標楷體1" style:font-size-asian="13pt" style:font-name-complex="標楷體1" style:font-size-complex="13pt"/>
    </style:style>
    <style:style style:name="P38" style:family="paragraph" style:parent-style-name="Standard">
      <style:paragraph-properties fo:margin-top="0.088cm" fo:margin-bottom="0cm" loext:contextual-spacing="false" style:line-height-at-least="0.423cm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paragraph-rsid="0122d35b" style:font-name-asian="標楷體1" style:font-size-asian="13pt" style:font-name-complex="標楷體1" style:font-size-complex="13pt"/>
    </style:style>
    <style:style style:name="P39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1" fo:font-size="14pt" officeooo:paragraph-rsid="00b818a4" style:font-name-asian="標楷體1" style:font-size-asian="14pt" style:font-size-complex="9pt"/>
    </style:style>
    <style:style style:name="P40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1" fo:font-size="14pt" officeooo:paragraph-rsid="00cc0f5e" style:font-name-asian="標楷體1" style:font-size-asian="14pt" style:font-size-complex="9pt"/>
    </style:style>
    <style:style style:name="P41" style:family="paragraph" style:parent-style-name="Standard">
      <style:paragraph-properties fo:margin-left="0cm" fo:margin-right="0cm" fo:margin-top="0.088cm" fo:margin-bottom="0cm" loext:contextual-spacing="false" style:line-height-at-least="0.423cm" fo:text-align="center" style:justify-single-word="false" fo:text-indent="1.164cm" style:auto-text-indent="false" style:snap-to-layout-grid="false">
        <style:tab-stops>
          <style:tab-stop style:position="12.488cm"/>
        </style:tab-stops>
      </style:paragraph-properties>
      <style:text-properties fo:color="#ff0000" style:font-name="標楷體1" fo:font-size="11pt" officeooo:paragraph-rsid="00b818a4" style:font-name-asian="標楷體1" style:font-size-asian="11pt" style:language-asian="zh" style:country-asian="HK" style:font-size-complex="9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 style:writing-mode="page">
        <style:tab-stops>
          <style:tab-stop style:position="12.488cm"/>
        </style:tab-stops>
      </style:paragraph-properties>
      <style:text-properties style:font-name="標楷體1" fo:font-size="14pt" officeooo:paragraph-rsid="00b818a4" style:font-name-asian="標楷體1" style:font-size-asian="14pt" style:font-size-complex="9pt"/>
    </style:style>
    <style:style style:name="P43" style:family="paragraph" style:parent-style-name="Standard">
      <loext:graphic-properties draw:fill="none" draw:fill-image-width="0cm" draw:fill-image-height="0cm"/>
      <style:paragraph-properties fo:margin-left="0cm" fo:margin-right="0cm" fo:margin-top="0.088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shadow="none" style:text-autospace="none" style:punctuation-wrap="simple" style:line-break="normal" style:snap-to-layout-grid="false" style:writing-mode="page">
        <style:tab-stops/>
      </style:paragraph-properties>
      <style:text-properties fo:color="#000000" style:font-name="標楷體1" fo:font-size="13pt" officeooo:rsid="00d48af2" officeooo:paragraph-rsid="01035289" style:letter-kerning="false" fo:background-color="#ffff00" style:font-name-asian="標楷體1" style:font-size-asian="13pt" style:language-asian="zh" style:country-asian="TW" style:font-name-complex="新細明體2" style:font-size-complex="13pt" fo:hyphenate="false" fo:hyphenation-remain-char-count="2" fo:hyphenation-push-char-count="2"/>
    </style:style>
    <style:style style:name="P44" style:family="paragraph" style:parent-style-name="Standard">
      <loext:graphic-properties draw:fill="none" draw:fill-image-width="0cm" draw:fill-image-height="0cm"/>
      <style:paragraph-properties fo:margin-left="0cm" fo:margin-right="0cm" fo:line-height="100%" fo:text-align="justify" style:justify-single-word="false" fo:orphans="2" fo:widows="2" fo:hyphenation-ladder-count="no-limit" fo:text-indent="0cm" style:auto-text-indent="false" fo:background-color="transparent" style:shadow="none" style:text-autospace="none" style:punctuation-wrap="simple" style:line-break="normal" style:writing-mode="page">
        <style:tab-stops/>
      </style:paragraph-properties>
      <style:text-properties fo:color="#000000" style:font-name="標楷體1" fo:font-size="13pt" officeooo:paragraph-rsid="01244be9" style:letter-kerning="false" fo:background-color="transparent" style:font-name-asian="標楷體1" style:font-size-asian="13pt" style:font-name-complex="新細明體2" style:font-size-complex="13pt" fo:hyphenate="false" fo:hyphenation-remain-char-count="2" fo:hyphenation-push-char-count="2"/>
    </style:style>
    <style:style style:name="P45" style:family="paragraph" style:parent-style-name="Standard">
      <loext:graphic-properties draw:fill="none" draw:fill-image-width="0cm" draw:fill-image-height="0cm"/>
      <style:paragraph-properties fo:margin-left="0cm" fo:margin-right="0cm" fo:line-height="100%" fo:text-align="justify" style:justify-single-word="false" fo:orphans="2" fo:widows="2" fo:hyphenation-ladder-count="no-limit" fo:text-indent="0cm" style:auto-text-indent="false" fo:background-color="transparent" style:shadow="none" style:text-autospace="none" style:punctuation-wrap="simple" style:line-break="normal" style:writing-mode="page">
        <style:tab-stops/>
      </style:paragraph-properties>
      <style:text-properties fo:color="#000000" style:font-name="標楷體1" fo:font-size="13pt" officeooo:paragraph-rsid="011f4b6a" style:letter-kerning="false" fo:background-color="transparent" style:font-name-asian="標楷體1" style:font-size-asian="13pt" style:font-name-complex="新細明體2" style:font-size-complex="13pt" fo:hyphenate="false" fo:hyphenation-remain-char-count="2" fo:hyphenation-push-char-count="2"/>
    </style:style>
    <style:style style:name="P46" style:family="paragraph" style:parent-style-name="Standard">
      <style:paragraph-properties fo:margin-left="0.212cm" fo:margin-right="0cm" fo:margin-top="0.088cm" fo:margin-bottom="0cm" loext:contextual-spacing="false" fo:text-align="justify" style:justify-single-word="false" fo:text-indent="0cm" style:auto-text-indent="false" style:snap-to-layout-grid="false">
        <style:tab-stops>
          <style:tab-stop style:position="12.488cm"/>
        </style:tab-stops>
      </style:paragraph-properties>
      <style:text-properties fo:color="#000000" style:font-name="標楷體1" fo:font-size="12pt" fo:font-weight="bold" officeooo:paragraph-rsid="00b818a4" style:font-name-asian="標楷體1" style:font-size-asian="12pt" style:font-weight-asian="bold" style:font-name-complex="標楷體1" style:font-size-complex="12pt"/>
    </style:style>
    <style:style style:name="P47" style:family="paragraph" style:parent-style-name="Standard">
      <loext:graphic-properties draw:fill="none"/>
      <style:paragraph-properties fo:margin-left="0.9cm" fo:margin-right="0cm" fo:orphans="2" fo:widows="2" fo:hyphenation-ladder-count="no-limit" fo:text-indent="-0.9cm" style:auto-text-indent="false" fo:background-color="transparent"/>
      <style:text-properties fo:color="#000000" style:font-name="標楷體1" fo:font-size="13pt" officeooo:paragraph-rsid="011f4b6a" style:letter-kerning="false" fo:background-color="transparent" style:font-name-asian="標楷體1" style:font-size-asian="13pt" style:font-name-complex="新細明體2" style:font-size-complex="13pt" fo:hyphenate="false" fo:hyphenation-remain-char-count="2" fo:hyphenation-push-char-count="2"/>
    </style:style>
    <style:style style:name="P48" style:family="paragraph" style:parent-style-name="Standard" style:list-style-name="WW8Num18">
      <style:paragraph-properties fo:margin-left="1cm" fo:margin-right="0cm" fo:margin-top="0.088cm" fo:margin-bottom="0cm" loext:contextual-spacing="false" fo:text-align="justify" style:justify-single-word="false" fo:text-indent="-0.6cm" style:auto-text-indent="false" style:snap-to-layout-grid="false">
        <style:tab-stops/>
      </style:paragraph-properties>
      <style:text-properties officeooo:paragraph-rsid="00cf3d8c"/>
    </style:style>
    <style:style style:name="P49" style:family="paragraph" style:parent-style-name="Standard" style:list-style-name="WW8Num18">
      <style:paragraph-properties fo:margin-left="1cm" fo:margin-right="0cm" fo:margin-top="0.088cm" fo:margin-bottom="0cm" loext:contextual-spacing="false" fo:text-align="justify" style:justify-single-word="false" fo:text-indent="-0.6cm" style:auto-text-indent="false" style:snap-to-layout-grid="false">
        <style:tab-stops/>
      </style:paragraph-properties>
      <style:text-properties officeooo:paragraph-rsid="010c7cf0"/>
    </style:style>
    <style:style style:name="T1" style:family="text">
      <style:text-properties style:font-name="Times New Roman2" fo:font-size="9pt" style:font-name-asian="Times New Roman2" style:font-size-asian="9pt" style:font-name-complex="新細明體1" style:font-size-complex="9pt"/>
    </style:style>
    <style:style style:name="T2" style:family="text">
      <style:text-properties style:font-name="Times New Roman2" fo:font-size="9pt" officeooo:rsid="0106d9c7" style:font-name-asian="Times New Roman2" style:font-size-asian="9pt" style:font-name-complex="新細明體1" style:font-size-complex="9pt"/>
    </style:style>
    <style:style style:name="T3" style:family="text">
      <style:text-properties style:font-name="Times New Roman2" fo:font-size="9pt" officeooo:rsid="00c2bb7b" style:font-name-asian="Times New Roman2" style:font-size-asian="9pt" style:font-name-complex="新細明體1" style:font-size-complex="9pt"/>
    </style:style>
    <style:style style:name="T4" style:family="text">
      <style:text-properties style:font-name="Times New Roman2" fo:font-size="9pt" officeooo:rsid="0113514c" style:font-name-asian="Times New Roman2" style:font-size-asian="9pt" style:font-name-complex="新細明體1" style:font-size-complex="9pt"/>
    </style:style>
    <style:style style:name="T5" style:family="text">
      <style:text-properties style:font-name="Times New Roman2" fo:font-size="9pt" officeooo:rsid="01328543" style:font-name-asian="Times New Roman2" style:font-size-asian="9pt" style:font-name-complex="新細明體1" style:font-size-complex="9pt"/>
    </style:style>
    <style:style style:name="T6" style:family="text">
      <style:text-properties style:font-name="Times New Roman2" fo:font-size="9pt" style:font-name-asian="Times New Roman2" style:font-size-asian="9pt" style:language-asian="zh" style:country-asian="HK" style:font-name-complex="新細明體1" style:font-size-complex="9pt"/>
    </style:style>
    <style:style style:name="T7" style:family="text">
      <style:text-properties style:font-name="標楷體1" style:font-name-asian="標楷體1" style:font-name-complex="標楷體1"/>
    </style:style>
    <style:style style:name="T8" style:family="text">
      <style:text-properties style:font-name="標楷體1" style:font-name-asian="標楷體1" style:font-name-complex="標楷體1" style:font-weight-complex="bold"/>
    </style:style>
    <style:style style:name="T9" style:family="text">
      <style:text-properties style:font-name="標楷體1" style:font-name-asian="標楷體1" style:font-name-complex="標楷體1" style:font-size-complex="12pt"/>
    </style:style>
    <style:style style:name="T10" style:family="text">
      <style:text-properties style:font-name="標楷體1" fo:language="zh" fo:country="TW" style:font-name-asian="標楷體1" style:font-name-complex="標楷體1"/>
    </style:style>
    <style:style style:name="T11" style:family="text">
      <style:text-properties style:font-name="標楷體1" fo:font-size="16pt" fo:font-weight="bold" style:font-name-asian="標楷體1" style:font-size-asian="16pt" style:font-weight-asian="bold" style:font-size-complex="16pt"/>
    </style:style>
    <style:style style:name="T12" style:family="text">
      <style:text-properties style:font-name="標楷體1" fo:font-size="16pt" fo:font-weight="bold" style:font-name-asian="標楷體1" style:font-size-asian="16pt" style:font-weight-asian="bold" style:font-name-complex="標楷體1" style:font-size-complex="16pt"/>
    </style:style>
    <style:style style:name="T13" style:family="text">
      <style:text-properties style:font-name="標楷體1" fo:font-size="14pt" style:font-name-asian="標楷體1" style:font-size-asian="14pt" style:font-name-complex="標楷體1" style:font-size-complex="14pt"/>
    </style:style>
    <style:style style:name="T14" style:family="text">
      <style:text-properties style:font-name="標楷體1" fo:font-size="14pt" style:font-name-asian="標楷體1" style:font-size-asian="14pt" style:font-size-complex="9pt"/>
    </style:style>
    <style:style style:name="T15" style:family="text">
      <style:text-properties style:font-name="標楷體1" fo:font-size="14pt" style:font-name-asian="標楷體1" style:font-size-asian="14pt" style:language-asian="zh" style:country-asian="HK" style:font-size-complex="9pt"/>
    </style:style>
    <style:style style:name="T16" style:family="text">
      <style:text-properties style:font-name="標楷體1" fo:font-size="14pt" style:font-name-asian="標楷體1" style:font-size-asian="14pt" style:language-asian="zh" style:country-asian="HK" style:font-name-complex="標楷體1" style:font-size-complex="9pt"/>
    </style:style>
    <style:style style:name="T17" style:family="text">
      <style:text-properties style:font-name="標楷體1" fo:font-size="14pt" officeooo:rsid="0024794c" style:font-name-asian="標楷體1" style:font-size-asian="14pt" style:language-asian="zh" style:country-asian="TW" style:font-name-complex="標楷體1" style:font-size-complex="9pt"/>
    </style:style>
    <style:style style:name="T18" style:family="text">
      <style:text-properties style:font-name="標楷體1" fo:font-size="14pt" fo:font-weight="bold" style:font-name-asian="標楷體1" style:font-size-asian="14pt" style:language-asian="zh" style:country-asian="HK" style:font-weight-asian="bold" style:font-size-complex="9pt"/>
    </style:style>
    <style:style style:name="T19" style:family="text">
      <style:text-properties style:font-name="標楷體1" fo:font-size="14pt" fo:font-weight="bold" style:font-name-asian="標楷體1" style:font-size-asian="14pt" style:font-weight-asian="bold" style:font-size-complex="9pt"/>
    </style:style>
    <style:style style:name="T20" style:family="text">
      <style:text-properties style:font-name="標楷體1" fo:font-size="14pt" fo:background-color="transparent" loext:char-shading-value="0" style:font-name-asian="標楷體1" style:font-size-asian="14pt" style:language-asian="zh" style:country-asian="HK" style:font-name-complex="標楷體1" style:font-size-complex="9pt"/>
    </style:style>
    <style:style style:name="T21" style:family="text">
      <style:text-properties fo:color="#ff0000" style:font-name="標楷體1" fo:font-size="11pt" style:font-name-asian="標楷體1" style:font-size-asian="11pt" style:language-asian="zh" style:country-asian="HK" style:font-name-complex="標楷體1" style:font-size-complex="9pt"/>
    </style:style>
    <style:style style:name="T22" style:family="text">
      <style:text-properties fo:color="#ff0000" style:font-name="標楷體1" fo:font-size="11pt" style:font-name-asian="標楷體1" style:font-size-asian="11pt" style:language-asian="zh" style:country-asian="HK" style:font-size-complex="9pt"/>
    </style:style>
    <style:style style:name="T23" style:family="text">
      <style:text-properties fo:color="#ff0000" style:font-name="標楷體1" fo:font-size="11pt" style:font-name-asian="標楷體1" style:font-size-asian="11pt" style:language-asian="zh" style:country-asian="TW" style:font-size-complex="9pt"/>
    </style:style>
    <style:style style:name="T24" style:family="text">
      <style:text-properties fo:color="#ff0000" style:text-line-through-style="none" style:text-line-through-type="none" fo:font-size="11pt" style:text-underline-mode="continuous" style:text-overline-mode="continuous" style:text-line-through-mode="continuous" fo:background-color="transparent" loext:char-shading-value="0" style:font-size-asian="11pt" style:font-name-complex="Times New Roman2" style:font-size-complex="11pt" style:language-complex="ar" style:country-complex="SA"/>
    </style:style>
    <style:style style:name="T25" style:family="text">
      <style:text-properties fo:color="#ff0000" style:text-line-through-style="none" style:text-line-through-type="none" fo:font-size="11pt" officeooo:rsid="00e1f1b0" style:text-underline-mode="continuous" style:text-overline-mode="continuous" style:text-line-through-mode="continuous" fo:background-color="transparent" loext:char-shading-value="0" style:font-size-asian="11pt" style:font-name-complex="Times New Roman2" style:font-size-complex="11pt" style:language-complex="ar" style:country-complex="SA"/>
    </style:style>
    <style:style style:name="T26" style:family="text">
      <style:text-properties fo:color="#ff0000" style:text-line-through-style="none" style:text-line-through-type="none" fo:font-size="11pt" officeooo:rsid="00d75ffa" style:text-underline-mode="continuous" style:text-overline-mode="continuous" style:text-line-through-mode="continuous" fo:background-color="transparent" loext:char-shading-value="0" style:font-size-asian="11pt" style:font-name-complex="Times New Roman2" style:font-size-complex="11pt" style:language-complex="ar" style:country-complex="SA"/>
    </style:style>
    <style:style style:name="T27" style:family="text">
      <style:text-properties fo:color="#ff0000" style:text-line-through-style="none" style:text-line-through-type="none" fo:font-size="11pt" style:text-underline-mode="continuous" style:text-overline-mode="continuous" style:text-line-through-mode="continuous" fo:background-color="transparent" loext:char-shading-value="0" style:font-size-asian="11pt" style:language-asian="zh" style:country-asian="HK" style:font-name-complex="Times New Roman2" style:font-size-complex="11pt" style:language-complex="ar" style:country-complex="SA"/>
    </style:style>
    <style:style style:name="T28" style:family="text">
      <style:text-properties fo:color="#ff0000" style:text-line-through-style="none" style:text-line-through-type="none" fo:font-size="11pt" officeooo:rsid="01035289" style:text-underline-mode="continuous" style:text-overline-mode="continuous" style:text-line-through-mode="continuous" fo:background-color="transparent" loext:char-shading-value="0" style:font-name-asian="微軟正黑體" style:font-size-asian="11pt" style:font-name-complex="Times New Roman2" style:font-size-complex="11pt" style:language-complex="ar" style:country-complex="SA"/>
    </style:style>
    <style:style style:name="T29" style:family="text">
      <style:text-properties fo:color="#ff0000" style:text-line-through-style="none" style:text-line-through-type="none" style:font-name="標楷體1" fo:font-size="11pt" fo:language="zxx" fo:country="none" officeooo:rsid="001bdb0e" style:text-underline-mode="continuous" style:text-overline-mode="continuous" style:text-line-through-mode="continuous" fo:background-color="transparent" loext:char-shading-value="0" style:font-name-asian="標楷體1" style:font-size-asian="11pt" style:language-asian="zh" style:country-asian="CN" style:font-size-complex="11pt" style:language-complex="zxx" style:country-complex="none"/>
    </style:style>
    <style:style style:name="T30" style:family="text">
      <style:text-properties fo:color="#000000" style:font-name="標楷體1" fo:font-size="13pt" style:letter-kerning="false" style:font-name-asian="標楷體1" style:font-size-asian="13pt" style:font-name-complex="新細明體2" style:font-size-complex="13pt"/>
    </style:style>
    <style:style style:name="T31" style:family="text">
      <style:text-properties fo:color="#000000" style:font-name="標楷體1" fo:font-size="13pt" officeooo:rsid="001bdb0e" style:letter-kerning="false" style:font-name-asian="標楷體1" style:font-size-asian="13pt" style:font-name-complex="新細明體2" style:font-size-complex="13pt"/>
    </style:style>
    <style:style style:name="T32" style:family="text">
      <style:text-properties fo:color="#000000" style:font-name="標楷體1" fo:font-size="13pt" style:letter-kerning="false" style:font-name-asian="標楷體1" style:font-size-asian="13pt" style:font-name-complex="標楷體1" style:font-size-complex="13pt"/>
    </style:style>
    <style:style style:name="T33" style:family="text">
      <style:text-properties fo:color="#000000" style:font-name="標楷體1" fo:font-size="13pt" style:letter-kerning="false" style:font-name-asian="標楷體1" style:font-size-asian="13pt" style:language-asian="zh" style:country-asian="TW" style:font-name-complex="新細明體2" style:font-size-complex="13pt"/>
    </style:style>
    <style:style style:name="T34" style:family="text">
      <style:text-properties fo:color="#000000" style:font-name="標楷體1" fo:font-size="14pt" style:font-name-asian="標楷體1" style:font-size-asian="14pt" style:language-asian="zh" style:country-asian="TW" style:font-size-complex="9pt"/>
    </style:style>
    <style:style style:name="T35" style:family="text">
      <style:text-properties fo:color="#000000" style:font-name="標楷體1" fo:font-size="14pt" style:font-name-asian="標楷體1" style:font-size-asian="14pt" style:language-asian="zh" style:country-asian="HK" style:font-size-complex="9pt"/>
    </style:style>
    <style:style style:name="T36" style:family="text">
      <style:text-properties fo:color="#000000" style:font-name="標楷體1" fo:font-size="14pt" fo:background-color="#ffff00" loext:char-shading-value="0" style:font-name-asian="標楷體1" style:font-size-asian="14pt" style:language-asian="zh" style:country-asian="TW" style:font-name-complex="標楷體1" style:font-size-complex="9pt"/>
    </style:style>
    <style:style style:name="T37" style:family="text">
      <style:text-properties fo:color="#000000" style:font-name="標楷體1" fo:font-size="14pt" fo:background-color="transparent" loext:char-shading-value="0" style:font-name-asian="標楷體1" style:font-size-asian="14pt" style:language-asian="zh" style:country-asian="HK" style:font-name-complex="標楷體1" style:font-size-complex="9pt"/>
    </style:style>
    <style:style style:name="T38" style:family="text">
      <style:text-properties fo:color="#000000" style:font-name="標楷體1" fo:font-size="14pt" fo:background-color="transparent" loext:char-shading-value="0" style:font-name-asian="標楷體1" style:font-size-asian="14pt" style:language-asian="zh" style:country-asian="TW" style:font-name-complex="標楷體1" style:font-size-complex="9pt"/>
    </style:style>
    <style:style style:name="T39" style:family="text">
      <style:text-properties fo:color="#000000" style:font-name="標楷體1" fo:font-size="14pt" fo:background-color="transparent" loext:char-shading-value="0" style:font-name-asian="標楷體1" style:font-size-asian="14pt" style:language-asian="zh" style:country-asian="TW" style:font-name-complex="標楷體1" style:font-size-complex="9pt"/>
    </style:style>
    <style:style style:name="T40" style:family="text">
      <style:text-properties fo:color="#000000" style:font-name="標楷體1" fo:font-size="12pt" fo:language="zxx" fo:country="none" officeooo:rsid="00c42946" fo:background-color="transparent" loext:char-shading-value="0" style:font-name-asian="標楷體1" style:font-size-asian="12pt" style:language-asian="zxx" style:country-asian="none" style:font-name-complex="標楷體1" style:font-size-complex="12pt" style:language-complex="zxx" style:country-complex="none"/>
    </style:style>
    <style:style style:name="T41" style:family="text">
      <style:text-properties fo:color="#000000" style:font-name="標楷體1" fo:font-size="12pt" fo:language="zxx" fo:country="none" officeooo:rsid="00cf3d8c" fo:background-color="transparent" loext:char-shading-value="0" style:font-name-asian="標楷體1" style:font-size-asian="12pt" style:language-asian="zxx" style:country-asian="none" style:font-name-complex="標楷體1" style:font-size-complex="12pt" style:language-complex="zxx" style:country-complex="none"/>
    </style:style>
    <style:style style:name="T42" style:family="text">
      <style:text-properties fo:color="#000000" style:font-name="標楷體1" fo:font-size="12pt" fo:language="zxx" fo:country="none" officeooo:rsid="00cf3d8c" fo:background-color="transparent" loext:char-shading-value="0" style:font-name-asian="標楷體1" style:font-size-asian="12pt" style:language-asian="zh" style:country-asian="TW" style:font-name-complex="標楷體1" style:font-size-complex="12pt" style:language-complex="zxx" style:country-complex="none"/>
    </style:style>
    <style:style style:name="T43" style:family="text">
      <style:text-properties fo:color="#000000" style:font-name="標楷體1" fo:font-size="12pt" fo:language="zxx" fo:country="none" fo:font-weight="normal" fo:background-color="transparent" loext:char-shading-value="0" style:font-name-asian="標楷體1" style:font-size-asian="12pt" style:language-asian="zh" style:country-asian="TW" style:font-weight-asian="normal" style:font-name-complex="標楷體1" style:font-size-complex="12pt" style:language-complex="zxx" style:country-complex="none" style:font-weight-complex="normal"/>
    </style:style>
    <style:style style:name="T44" style:family="text">
      <style:text-properties fo:color="#000000" style:font-name="標楷體1" fo:font-size="12pt" style:font-name-asian="標楷體1" style:font-size-asian="12pt" style:font-name-complex="標楷體1" style:font-size-complex="12pt"/>
    </style:style>
    <style:style style:name="T45" style:family="text">
      <style:text-properties fo:color="#000000" style:font-name="標楷體1" fo:font-size="12pt" fo:background-color="transparent" loext:char-shading-value="0" style:font-name-asian="標楷體1" style:font-size-asian="12pt" style:font-name-complex="標楷體1" style:font-size-complex="12pt"/>
    </style:style>
    <style:style style:name="T46" style:family="text">
      <style:text-properties fo:color="#000000" style:font-name="標楷體1" fo:font-size="12pt" fo:background-color="transparent" loext:char-shading-value="0" style:font-name-asian="標楷體1" style:font-size-asian="12pt" style:language-asian="zh" style:country-asian="TW" style:font-name-complex="標楷體1" style:font-size-complex="12pt"/>
    </style:style>
    <style:style style:name="T47" style:family="text">
      <style:text-properties fo:color="#000000" style:font-name="標楷體1" fo:font-size="12pt" fo:font-weight="normal" style:font-name-asian="標楷體1" style:font-size-asian="12pt" style:language-asian="zh" style:country-asian="TW" style:font-weight-asian="normal" style:font-name-complex="標楷體1" style:font-size-complex="12pt" style:font-weight-complex="normal"/>
    </style:style>
    <style:style style:name="T48" style:family="text">
      <style:text-properties fo:color="#000000" style:font-name="標楷體1" fo:font-size="12pt" fo:font-weight="normal" officeooo:rsid="00266e57" style:font-name-asian="標楷體1" style:font-size-asian="12pt" style:language-asian="zh" style:country-asian="TW" style:font-weight-asian="normal" style:font-name-complex="標楷體1" style:font-size-complex="12pt" style:font-weight-complex="normal"/>
    </style:style>
    <style:style style:name="T49" style:family="text">
      <style:text-properties fo:color="#000000" style:font-name="標楷體1" fo:font-size="12pt" fo:font-weight="normal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50" style:family="text">
      <style:text-properties fo:color="#000000" style:font-name="標楷體1" fo:font-size="12pt" fo:font-weight="normal" fo:background-color="transparent" loext:char-shading-value="0" style:font-name-asian="標楷體1" style:font-size-asian="12pt" style:language-asian="zh" style:country-asian="TW" style:font-weight-asian="normal" style:font-name-complex="標楷體1" style:font-size-complex="12pt" style:font-weight-complex="normal"/>
    </style:style>
    <style:style style:name="T51" style:family="text">
      <style:text-properties fo:color="#000000" style:font-name="標楷體1" fo:font-size="12pt" fo:font-weight="normal" fo:background-color="transparent" loext:char-shading-value="0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52" style:family="text">
      <style:text-properties fo:color="#000000" style:font-name="標楷體1" fo:font-size="12pt" fo:font-weight="normal" officeooo:rsid="00266e57" fo:background-color="transparent" loext:char-shading-value="0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53" style:family="text">
      <style:text-properties fo:color="#000000" style:font-name="標楷體1" fo:font-size="12pt" fo:font-weight="normal" officeooo:rsid="00277f8d" fo:background-color="transparent" loext:char-shading-value="0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54" style:family="text">
      <style:text-properties fo:color="#000000" style:font-name="標楷體1" fo:font-size="12pt" style:text-underline-style="none" fo:font-weight="normal" style:text-underline-mode="continuous" style:text-overline-mode="continuous" style:text-line-through-mode="continuous" style:font-name-asian="標楷體1" style:font-size-asian="12pt" style:language-asian="zh" style:country-asian="TW" style:font-weight-asian="normal" style:font-name-complex="標楷體1" style:font-size-complex="12pt" style:font-weight-complex="normal"/>
    </style:style>
    <style:style style:name="T55" style:family="text">
      <style:text-properties fo:color="#000000" style:font-name="標楷體1" fo:font-size="12pt" style:text-underline-style="none" fo:font-weight="normal" style:text-underline-mode="continuous" style:text-overline-mode="continuous" style:text-line-through-mode="continuous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56" style:family="text">
      <style:text-properties fo:color="#000000" style:font-name="標楷體1" fo:font-size="12pt" style:text-underline-style="none" fo:font-weight="normal" officeooo:rsid="004261d7" style:text-underline-mode="continuous" style:text-overline-mode="continuous" style:text-line-through-mode="continuous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57" style:family="text">
      <style:text-properties fo:color="#000000" style:text-line-through-style="none" style:text-line-through-type="none" style:font-name="標楷體1" fo:font-size="13pt" officeooo:rsid="001bdb0e" style:text-underline-mode="continuous" style:text-overline-mode="continuous" style:text-line-through-mode="continuous" style:letter-kerning="false" style:font-name-asian="標楷體1" style:font-size-asian="13pt" style:font-name-complex="新細明體2" style:font-size-complex="13pt"/>
    </style:style>
    <style:style style:name="T58" style:family="text">
      <style:text-properties style:language-asian="zh" style:country-asian="TW"/>
    </style:style>
    <style:style style:name="T59" style:family="text">
      <style:text-properties officeooo:rsid="00c914ec" style:language-asian="zh" style:country-asian="TW"/>
    </style:style>
    <style:style style:name="T60" style:family="text">
      <style:text-properties officeooo:rsid="00fd0c0a" style:language-asian="zh" style:country-asian="TW"/>
    </style:style>
    <style:style style:name="T61" style:family="text">
      <style:text-properties officeooo:rsid="01019c11" style:language-asian="zh" style:country-asian="TW"/>
    </style:style>
    <style:style style:name="T62" style:family="text">
      <style:text-properties officeooo:rsid="01160d34" style:language-asian="zh" style:country-asian="TW"/>
    </style:style>
    <style:style style:name="T63" style:family="text">
      <style:text-properties officeooo:rsid="00fe2d89" style:language-asian="zh" style:country-asian="TW"/>
    </style:style>
    <style:style style:name="T64" style:family="text">
      <style:text-properties officeooo:rsid="01237976" style:language-asian="zh" style:country-asian="TW"/>
    </style:style>
    <style:style style:name="T65" style:family="text">
      <style:text-properties officeooo:rsid="01244be9" style:language-asian="zh" style:country-asian="TW"/>
    </style:style>
    <style:style style:name="T66" style:family="text">
      <style:text-properties officeooo:rsid="0127f3fd" style:language-asian="zh" style:country-asian="TW"/>
    </style:style>
    <style:style style:name="T67" style:family="text">
      <style:text-properties fo:font-size="13pt" fo:background-color="transparent" loext:char-shading-value="0" style:font-size-asian="13pt" style:font-name-complex="標楷體1" style:font-size-complex="13pt"/>
    </style:style>
    <style:style style:name="T68" style:family="text">
      <style:text-properties fo:color="#800000" fo:font-size="13pt" fo:background-color="transparent" loext:char-shading-value="0" style:font-size-asian="13pt" style:language-asian="zh" style:country-asian="TW" style:font-name-complex="標楷體1" style:font-size-complex="13pt"/>
    </style:style>
    <style:style style:name="T69" style:family="text">
      <style:text-properties fo:color="#800000" officeooo:rsid="00c914ec" fo:background-color="transparent" loext:char-shading-value="0" style:language-asian="zh" style:country-asian="TW" style:font-name-complex="標楷體1"/>
    </style:style>
    <style:style style:name="T70" style:family="text">
      <style:text-properties style:text-line-through-style="none" style:text-line-through-type="none" style:text-underline-mode="continuous" style:text-overline-mode="continuous" style:text-line-through-mode="continuous" fo:background-color="transparent" loext:char-shading-value="0" style:font-name-complex="Times New Roman2" style:language-complex="ar" style:country-complex="SA"/>
    </style:style>
    <style:style style:name="T71" style:family="text">
      <style:text-properties style:text-line-through-style="none" style:text-line-through-type="none" officeooo:rsid="00d75ffa" style:text-underline-mode="continuous" style:text-overline-mode="continuous" style:text-line-through-mode="continuous" fo:background-color="transparent" loext:char-shading-value="0" style:font-name-complex="Times New Roman2" style:language-complex="ar" style:country-complex="SA"/>
    </style:style>
    <style:style style:name="T72" style:family="text">
      <style:text-properties style:text-line-through-style="none" style:text-line-through-type="none" officeooo:rsid="00f2a730" style:text-underline-mode="continuous" style:text-overline-mode="continuous" style:text-line-through-mode="continuous" fo:background-color="transparent" loext:char-shading-value="0" style:font-name-complex="Times New Roman2" style:language-complex="ar" style:country-complex="SA"/>
    </style:style>
    <style:style style:name="T73" style:family="text">
      <style:text-properties style:text-line-through-style="none" style:text-line-through-type="none" style:text-underline-mode="continuous" style:text-overline-mode="continuous" style:text-line-through-mode="continuous" fo:background-color="transparent" loext:char-shading-value="0" style:language-asian="zh" style:country-asian="HK" style:font-name-complex="Times New Roman2" style:language-complex="ar" style:country-complex="SA"/>
    </style:style>
    <style:style style:name="T74" style:family="text">
      <style:text-properties style:text-line-through-style="none" style:text-line-through-type="none" fo:font-size="13pt" officeooo:rsid="001bdb0e" style:text-underline-mode="continuous" style:text-overline-mode="continuous" style:text-line-through-mode="continuous" style:font-size-asian="13pt" style:language-asian="zh" style:country-asian="TW" style:font-size-complex="13pt"/>
    </style:style>
    <style:style style:name="T75" style:family="text">
      <style:text-properties fo:color="#ff3333" style:text-line-through-style="none" style:text-line-through-type="none" style:font-name="標楷體1" fo:font-size="11pt" fo:language="zxx" fo:country="none" officeooo:rsid="001bdb0e" style:text-underline-mode="continuous" style:text-overline-mode="continuous" style:text-line-through-mode="continuous" style:letter-kerning="false" fo:background-color="transparent" loext:char-shading-value="0" style:font-name-asian="標楷體1" style:font-size-asian="11pt" style:language-asian="zxx" style:country-asian="none" style:font-name-complex="新細明體2" style:font-size-complex="11pt" style:language-complex="zxx" style:country-complex="none"/>
    </style:style>
    <style:style style:name="T76" style:family="text">
      <style:text-properties fo:color="#ff3333" style:text-line-through-style="none" style:text-line-through-type="none" style:font-name="標楷體1" fo:font-size="11pt" fo:language="zxx" fo:country="none" officeooo:rsid="001bdb0e" style:text-underline-mode="continuous" style:text-overline-mode="continuous" style:text-line-through-mode="continuous" fo:background-color="transparent" loext:char-shading-value="0" style:font-name-asian="標楷體1" style:font-size-asian="11pt" style:language-asian="zh" style:country-asian="CN" style:font-size-complex="11pt" style:language-complex="zxx" style:country-complex="none"/>
    </style:style>
    <style:style style:name="T77" style:family="text">
      <style:text-properties fo:color="#ff3333" style:text-line-through-style="none" style:text-line-through-type="none" style:font-name="標楷體1" fo:font-size="11pt" fo:language="zxx" fo:country="none" officeooo:rsid="001bdb0e" style:text-underline-mode="continuous" style:text-overline-mode="continuous" style:text-line-through-mode="continuous" fo:background-color="transparent" loext:char-shading-value="0" style:font-name-asian="標楷體1" style:font-size-asian="11pt" style:language-asian="zxx" style:country-asian="none" style:font-size-complex="11pt" style:language-complex="zxx" style:country-complex="none"/>
    </style:style>
    <style:style style:name="T78" style:family="text">
      <style:text-properties fo:font-size="12pt" fo:font-weight="normal" style:font-size-asian="12pt" style:language-asian="zh" style:country-asian="HK" style:font-weight-asian="normal" style:font-weight-complex="normal"/>
    </style:style>
    <style:style style:name="T79" style:family="text">
      <style:text-properties fo:color="#808080"/>
    </style:style>
    <style:style style:name="T80" style:family="text">
      <style:text-properties fo:color="#808080" officeooo:rsid="005fd48d" style:font-name-asian="標楷體2"/>
    </style:style>
    <style:style style:name="T81" style:family="text">
      <style:text-properties fo:color="#808080" officeooo:rsid="0122d35b" style:language-asian="zh" style:country-asian="TW"/>
    </style:style>
    <style:style style:name="T82" style:family="text">
      <style:text-properties officeooo:rsid="00d75ffa"/>
    </style:style>
    <style:style style:name="T83" style:family="text">
      <style:text-properties fo:background-color="#ffff00" loext:char-shading-value="0" style:language-asian="zh" style:country-asian="TW"/>
    </style:style>
    <style:style style:name="T84" style:family="text">
      <style:text-properties officeooo:rsid="01328543" fo:background-color="#ffff00" loext:char-shading-value="0" style:language-asian="zh" style:country-asian="TW"/>
    </style:style>
    <style:style style:name="T85" style:family="text">
      <style:text-properties fo:font-size="11pt" officeooo:rsid="0129e538" style:font-size-asian="11pt" style:language-asian="zh" style:country-asian="TW" style:font-size-complex="11pt"/>
    </style:style>
    <style:style style:name="T86" style:family="text">
      <style:text-properties fo:color="#666666"/>
    </style:style>
    <style:style style:name="T87" style:family="text">
      <style:text-properties fo:color="#666666" fo:font-size="11pt" style:font-size-asian="11pt" style:language-asian="zh" style:country-asian="HK" style:font-name-complex="標楷體1" style:font-size-complex="9pt"/>
    </style:style>
    <style:style style:name="T88" style:family="text">
      <style:text-properties fo:color="#666666" fo:font-size="11pt" officeooo:rsid="0127f3fd" style:font-size-asian="11pt" style:language-asian="zh" style:country-asian="TW" style:font-name-complex="標楷體1" style:font-size-complex="9pt"/>
    </style:style>
    <style:style style:name="T89" style:family="text">
      <style:text-properties fo:color="#666666" fo:font-size="11pt" officeooo:rsid="011cd77a" style:font-size-asian="11pt" style:language-asian="zh" style:country-asian="TW" style:font-name-complex="標楷體1" style:font-size-complex="9pt"/>
    </style:style>
    <style:style style:name="T90" style:family="text">
      <style:text-properties fo:color="#666666" fo:font-size="11pt" fo:language="zxx" fo:country="none" fo:background-color="transparent" loext:char-shading-value="0" style:font-size-asian="11pt" style:language-asian="zh" style:country-asian="TW" style:font-name-complex="標楷體1" style:font-size-complex="9pt" style:language-complex="zxx" style:country-complex="none"/>
    </style:style>
    <style:style style:name="T91" style:family="text">
      <style:text-properties fo:color="#666666" fo:font-size="11pt" fo:language="zxx" fo:country="none" officeooo:rsid="0127f3fd" fo:background-color="transparent" loext:char-shading-value="0" style:font-size-asian="11pt" style:language-asian="zh" style:country-asian="TW" style:font-name-complex="標楷體1" style:font-size-complex="9pt" style:language-complex="zxx" style:country-complex="none"/>
    </style:style>
    <style:style style:name="T92" style:family="text">
      <style:text-properties fo:color="#666666" fo:font-size="11pt" style:text-underline-style="solid" style:text-underline-width="auto" style:text-underline-color="font-color" style:font-size-asian="11pt" style:font-size-complex="11pt"/>
    </style:style>
    <style:style style:name="T93" style:family="text">
      <style:text-properties fo:color="#666666" officeooo:rsid="0127f3fd" style:language-asian="zh" style:country-asian="TW"/>
    </style:style>
    <style:style style:name="T94" style:family="text">
      <style:text-properties fo:background-color="transparent" loext:char-shading-value="0"/>
    </style:style>
    <style:style style:name="T95" style:family="text">
      <style:text-properties fo:background-color="transparent" loext:char-shading-value="0" style:language-asian="zh" style:country-asian="TW"/>
    </style:style>
    <style:style style:name="T96" style:family="text">
      <style:text-properties officeooo:rsid="01328543" fo:background-color="transparent" loext:char-shading-value="0" style:language-asian="zh" style:country-asian="TW"/>
    </style:style>
    <style:style style:name="T97" style:family="text">
      <style:text-properties officeooo:rsid="01328543" fo:background-color="transparent" loext:char-shading-value="0" style:language-asian="zh" style:country-asian="TW"/>
    </style:style>
    <style:style style:name="T98" style:family="text">
      <style:text-properties fo:background-color="transparent" loext:char-shading-value="0" style:language-asian="zh" style:country-asian="TW"/>
    </style:style>
    <style:style style:name="T99" style:family="text">
      <style:text-properties fo:background-color="transparent" loext:char-shading-value="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框架1" text:anchor-type="paragraph" svg:x="18.098cm" svg:y="0.734cm" svg:width="0.443cm" style:rel-width="scale" svg:height="7.729cm" style:rel-height="scale" draw:z-index="0"><draw:text-box><text:p text:style-name="P18">※紅框線內各欄請參照填表說明詳細填寫。</text:p><text:p text:style-name="P18"/></draw:text-box></draw:frame><text:span text:style-name="預設段落字型"><text:span text:style-name="T11">數位服務個人化平臺資料</text:span></text:span><text:span text:style-name="預設段落字型"><text:span text:style-name="T12">提供者介接申請表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table:number-columns-spanned="4" office:value-type="string">
            <text:p text:style-name="P12">資 料 提 供 者 基 本 資 料</text:p>
          </table:table-cell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21">機關(構)類別</text:p>
          </table:table-cell>
          <table:table-cell table:style-name="表格1.B2" table:number-columns-spanned="3" office:value-type="string">
            <text:p text:style-name="P27"><text:span text:style-name="預設段落字型"><text:span text:style-name="T9"><text:s/></text:span></text:span><text:span text:style-name="預設段落字型"><text:span text:style-name="T13">□公務機關 　□非公務機關</text:span></text:span></text:p>
          </table:table-cell>
          <table:covered-table-cell/>
          <table:covered-table-cell/>
        </table:table-row>
        <table:table-row table:style-name="表格1.3">
          <table:table-cell table:style-name="表格1.A2" office:value-type="string">
            <text:p text:style-name="P22">機關(構)名稱</text:p>
          </table:table-cell>
          <table:table-cell table:style-name="表格1.B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表格1.4">
          <table:table-cell table:style-name="表格1.A2" office:value-type="string">
            <text:p text:style-name="P21">機關(構)地址</text:p>
          </table:table-cell>
          <table:table-cell table:style-name="表格1.B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表格1.5">
          <table:table-cell table:style-name="表格1.A2" office:value-type="string">
            <text:p text:style-name="P42">承辦人姓名</text:p>
          </table:table-cell>
          <table:table-cell table:style-name="表格1.B5" office:value-type="string">
            <text:p text:style-name="P21"/>
          </table:table-cell>
          <table:table-cell table:style-name="表格1.B5" office:value-type="string">
            <text:p text:style-name="P42">承辦人電話</text:p>
          </table:table-cell>
          <table:table-cell table:style-name="表格1.B2" office:value-type="string">
            <text:p text:style-name="P21"/>
          </table:table-cell>
        </table:table-row>
        <table:table-row table:style-name="表格1.6">
          <table:table-cell table:style-name="表格1.A2" office:value-type="string">
            <text:p text:style-name="P42">承辦人</text:p>
            <text:p text:style-name="P42">電子郵件</text:p>
          </table:table-cell>
          <table:table-cell table:style-name="表格1.B5" office:value-type="string">
            <text:p text:style-name="P21"/>
          </table:table-cell>
          <table:table-cell table:style-name="表格1.B5" office:value-type="string">
            <text:p text:style-name="P42">承辦人</text:p>
            <text:p text:style-name="P42">我的E政府帳號</text:p>
          </table:table-cell>
          <table:table-cell table:style-name="表格1.B2" office:value-type="string">
            <text:p text:style-name="P21"/>
          </table:table-cell>
        </table:table-row>
        <table:table-row table:style-name="表格1.7">
          <table:table-cell table:style-name="表格1.A7" table:number-columns-spanned="4" office:value-type="string">
            <text:p text:style-name="P28"><text:span text:style-name="預設段落字型"><text:span text:style-name="T18">申</text:span></text:span><text:span text:style-name="預設段落字型"><text:span text:style-name="T19"> </text:span></text:span><text:span text:style-name="預設段落字型"><text:span text:style-name="T18">請</text:span></text:span><text:span text:style-name="預設段落字型"><text:span text:style-name="T19"> </text:span></text:span><text:span text:style-name="預設段落字型"><text:span text:style-name="T18">事</text:span></text:span><text:span text:style-name="預設段落字型"><text:span text:style-name="T19"> </text:span></text:span><text:span text:style-name="預設段落字型"><text:span text:style-name="T18">項</text:span></text:span></text:p>
          </table:table-cell>
          <table:covered-table-cell/>
          <table:covered-table-cell/>
          <table:covered-table-cell/>
        </table:table-row>
        <table:table-row table:style-name="表格1.7">
          <table:table-cell table:style-name="表格1.A2" office:value-type="string">
            <text:p text:style-name="P28"><text:span text:style-name="預設段落字型"><text:span text:style-name="T14">申請項</text:span></text:span><text:span text:style-name="預設段落字型"><text:span text:style-name="T15">目</text:span></text:span></text:p>
          </table:table-cell>
          <table:table-cell table:style-name="表格1.B2" table:number-columns-spanned="3" office:value-type="string">
            <text:p text:style-name="P32"><text:span text:style-name="預設段落字型"><text:span text:style-name="T16"><text:s/>□ 測試</text:span></text:span><text:span text:style-name="預設段落字型"><text:span text:style-name="T20">　</text:span></text:span><text:span text:style-name="預設段落字型"><text:span text:style-name="T37">(請提供測試期間</text:span></text:span><text:span text:style-name="預設段落字型"><text:span text:style-name="T39">客戶端</text:span></text:span><text:span text:style-name="預設段落字型"><text:span text:style-name="T37">連線IP位址__________)</text:span></text:span><text:span text:style-name="預設段落字型"><text:span text:style-name="T16">　</text:span></text:span></text:p>
            <text:p text:style-name="P32"><text:span text:style-name="預設段落字型"><text:span text:style-name="T16"><text:s/>□ 上線　 <text:s/>□ 異動　　□ </text:span></text:span><text:span text:style-name="預設段落字型"><text:span text:style-name="T17">終止</text:span></text:span></text:p>
          </table:table-cell>
          <table:covered-table-cell/>
          <table:covered-table-cell/>
        </table:table-row>
        <table:table-row table:style-name="表格1.9">
          <table:table-cell table:style-name="表格1.A2" office:value-type="string">
            <text:p text:style-name="P23">預計日期</text:p>
          </table:table-cell>
          <table:table-cell table:style-name="表格1.B2" table:number-columns-spanned="3" office:value-type="string">
            <text:p text:style-name="P28"><text:span text:style-name="預設段落字型"><text:span text:style-name="T21">*</text:span></text:span><text:span text:style-name="預設段落字型"><text:span text:style-name="T22">若申請測試請填寫測試期間，其他請填寫預計上線</text:span></text:span><text:span text:style-name="預設段落字型"><text:span text:style-name="T21">、</text:span></text:span><text:span text:style-name="預設段落字型"><text:span text:style-name="T22">異動或</text:span></text:span><text:span text:style-name="預設段落字型"><text:span text:style-name="T23">終止</text:span></text:span><text:span text:style-name="預設段落字型"><text:span text:style-name="T22">日期</text:span></text:span></text:p>
            <text:p text:style-name="P41"/>
          </table:table-cell>
          <table:covered-table-cell/>
          <table:covered-table-cell/>
        </table:table-row>
        <table:table-row table:style-name="表格1.7">
          <table:table-cell table:style-name="表格1.A7" table:number-columns-spanned="4" office:value-type="string">
            <text:p text:style-name="P24">資 料 項 目 說 明</text:p>
          </table:table-cell>
          <table:covered-table-cell/>
          <table:covered-table-cell/>
          <table:covered-table-cell/>
        </table:table-row>
        <table:table-row table:style-name="表格1.11">
          <table:table-cell table:style-name="表格1.A11" table:number-rows-spanned="10" office:value-type="string">
            <text:p text:style-name="P33">資料集一</text:p>
            <text:p text:style-name="P36">(*如兩個以上資料集請自行增加)</text:p>
          </table:table-cell>
          <table:table-cell table:style-name="表格1.B5" office:value-type="string">
            <text:p text:style-name="P33">資料集名稱</text:p>
          </table:table-cell>
          <table:table-cell table:style-name="表格1.B2" table:number-columns-spanned="2" office:value-type="string">
            <text:p text:style-name="P25"><text:span text:style-name="預設段落字型"><text:span text:style-name="T87"><text:s/></text:span></text:span><text:span text:style-name="預設段落字型"><text:span text:style-name="T88">(</text:span></text:span><text:span text:style-name="預設段落字型"><text:span text:style-name="T89">填入資料集名稱</text:span></text:span><text:span text:style-name="預設段落字型"><text:span text:style-name="T88">)</text:span></text:span></text:p>
          </table:table-cell>
          <table:covered-table-cell/>
        </table:table-row>
        <table:table-row table:style-name="表格1.11">
          <table:covered-table-cell/>
          <table:table-cell table:style-name="表格1.B5" office:value-type="string">
            <text:p text:style-name="P35">資料集<text:span text:style-name="T66">簡述</text:span></text:p>
          </table:table-cell>
          <table:table-cell table:style-name="表格1.B2" table:number-columns-spanned="2" office:value-type="string">
            <text:p text:style-name="P25"><text:span text:style-name="T86"><text:s/></text:span><text:span text:style-name="T93">(</text:span><text:span text:style-name="預設段落字型"><text:span text:style-name="T90">簡述內容以50字為限</text:span></text:span><text:span text:style-name="預設段落字型"><text:span text:style-name="T91">)</text:span></text:span></text:p>
          </table:table-cell>
          <table:covered-table-cell/>
        </table:table-row>
        <table:table-row table:style-name="表格1.13">
          <table:covered-table-cell/>
          <table:table-cell table:style-name="表格1.B5" table:number-rows-spanned="2" office:value-type="string">
            <text:p text:style-name="P20"><text:span text:style-name="T58">當事人</text:span>取用<text:span text:style-name="T58">本項</text:span></text:p>
            <text:p text:style-name="P20">資料集最低安全等級</text:p>
          </table:table-cell>
          <table:table-cell table:style-name="表格1.B2" table:number-columns-spanned="2" office:value-type="string">
            <table:table table:name="表格4" table:style-name="表格4">
              <table:table-column table:style-name="表格4.A"/>
              <table:table-column table:style-name="表格4.B"/>
              <table:table-row>
                <table:table-cell table:style-name="表格4.A1" office:value-type="string">
                  <text:p text:style-name="P17"><text:span text:style-name="T58">安全</text:span>等級</text:p>
                </table:table-cell>
                <table:table-cell table:style-name="表格4.B1" office:value-type="string">
                  <text:p text:style-name="P10"><text:span text:style-name="預設段落字型"><text:span text:style-name="T74">安全等級對應之身分驗證方式</text:span></text:span></text:p>
                </table:table-cell>
              </table:table-row>
              <table:table-row>
                <table:table-cell table:style-name="表格4.A2" office:value-type="string">
                  <text:p text:style-name="P6">1</text:p>
                </table:table-cell>
                <table:table-cell table:style-name="表格4.B2" office:value-type="string">
                  <text:p text:style-name="P47">自然人憑證<text:span text:style-name="T82">、晶片金融卡、硬體金融憑證</text:span></text:p>
                </table:table-cell>
              </table:table-row>
              <table:table-row>
                <table:table-cell table:style-name="表格4.A2" office:value-type="string">
                  <text:p text:style-name="P6">2</text:p>
                </table:table-cell>
                <table:table-cell table:style-name="表格4.B2" office:value-type="string">
                  <text:p text:style-name="P45"><text:span text:style-name="T61">臺灣行動身分識別</text:span><text:span text:style-name="T63">(</text:span><text:span text:style-name="T61">T</text:span><text:span text:style-name="T64">W </text:span><text:span text:style-name="T61">Fid</text:span><text:span text:style-name="T62">O</text:span><text:span text:style-name="T63">)</text:span><text:span text:style-name="T61">，須使用自然人憑證綁定</text:span></text:p>
                </table:table-cell>
              </table:table-row>
              <table:table-row>
                <table:table-cell table:style-name="表格4.A2" office:value-type="string">
                  <text:p text:style-name="P6">3</text:p>
                </table:table-cell>
                <table:table-cell table:style-name="表格4.B2" office:value-type="string">
                  <text:p text:style-name="P47">健保卡<text:span text:style-name="T82">、</text:span><text:span text:style-name="T60">軟</text:span><text:span text:style-name="T82">體金融憑證</text:span></text:p>
                </table:table-cell>
              </table:table-row>
              <table:table-row>
                <table:table-cell table:style-name="表格4.A2" office:value-type="string">
                  <text:p text:style-name="P6">4</text:p>
                </table:table-cell>
                <table:table-cell table:style-name="表格4.B2" office:value-type="string">
                  <text:p text:style-name="P44"><text:span text:style-name="T65">雙證件</text:span>驗證(<text:span text:style-name="T58">身分證字號</text:span>+健保卡號+戶號或身分證換補證日期)</text:p>
                </table:table-cell>
              </table:table-row>
            </table:table>
            <text:p text:style-name="P43"><text:span text:style-name="預設段落字型"><text:span text:style-name="T72">請填寫</text:span></text:span><text:span text:style-name="預設段落字型"><text:span text:style-name="T70">最低</text:span></text:span><text:span text:style-name="預設段落字型"><text:span text:style-name="T73">安全等級</text:span></text:span><text:span text:style-name="預設段落字型"><text:span text:style-name="T71">：第＿＿等級 </text:span></text:span><text:span text:style-name="預設段落字型"><text:span text:style-name="T25">*</text:span></text:span><text:span text:style-name="預設段落字型"><text:span text:style-name="T26">安全等級</text:span></text:span><text:span text:style-name="預設段落字型"><text:span text:style-name="T27">由1到4遞減</text:span></text:span><text:span text:style-name="預設段落字型"><text:span text:style-name="T24">，等級1最高</text:span></text:span><text:span text:style-name="預設段落字型"><text:span text:style-name="T26">，</text:span></text:span><text:span text:style-name="預設段落字型"><text:span text:style-name="T24">例如選擇3，即表示1、2、3皆可驗證</text:span></text:span><text:span text:style-name="預設段落字型"><text:span text:style-name="T28">。</text:span></text:span></text:p>
          </table:table-cell>
          <table:covered-table-cell/>
        </table:table-row>
        <table:table-row table:style-name="表格1.14">
          <table:covered-table-cell/>
          <table:covered-table-cell/>
          <table:table-cell table:style-name="表格1.B2" table:number-columns-spanned="2" office:value-type="string">
            <text:p text:style-name="P30"><text:span text:style-name="預設段落字型"><text:span text:style-name="T57">□工商憑證 </text:span></text:span><text:span text:style-name="預設段落字型"><text:span text:style-name="T75">*</text:span></text:span><text:span text:style-name="預設段落字型"><text:span text:style-name="T29">若本資料集可提供給</text:span></text:span><text:span text:style-name="預設段落字型"><text:span text:style-name="T76">公司行號或法人</text:span></text:span><text:span text:style-name="預設段落字型"><text:span text:style-name="T29">服務使用，再行勾選</text:span></text:span><text:span text:style-name="預設段落字型"><text:span text:style-name="T77"> </text:span></text:span></text:p>
          </table:table-cell>
          <table:covered-table-cell/>
        </table:table-row>
        <table:table-row table:style-name="表格1.5">
          <table:covered-table-cell/>
          <table:table-cell table:style-name="表格1.B5" office:value-type="string">
            <text:p text:style-name="P33">資料提供格式</text:p>
          </table:table-cell>
          <table:table-cell table:style-name="表格1.B2" table:number-columns-spanned="2" office:value-type="string">
            <text:p text:style-name="P29"><text:span text:style-name="預設段落字型"><text:span text:style-name="T30">機器可讀(JSON) </text:span></text:span><text:span text:style-name="預設段落字型"><text:span text:style-name="T32">及</text:span></text:span><text:span text:style-name="預設段落字型"><text:span text:style-name="T30">PDF <text:s text:c="14"/></text:span></text:span></text:p>
          </table:table-cell>
          <table:covered-table-cell/>
        </table:table-row>
        <table:table-row table:style-name="表格1.16">
          <table:covered-table-cell/>
          <table:table-cell table:style-name="表格1.B16" office:value-type="string">
            <text:p text:style-name="P34"><text:span text:style-name="預設段落字型"><text:span text:style-name="T95">資料</text:span></text:span><text:span text:style-name="預設段落字型"><text:span text:style-name="T94">提供者</text:span></text:span><text:span text:style-name="預設段落字型"><text:span text:style-name="T98">伺服器</text:span></text:span><text:span text:style-name="預設段落字型"><text:span text:style-name="T97">端</text:span></text:span></text:p>
            <text:p text:style-name="P34"><text:span text:style-name="預設段落字型"><text:span text:style-name="T98">API之</text:span></text:span><text:span text:style-name="預設段落字型"><text:span text:style-name="T99">IP</text:span></text:span><text:span text:style-name="預設段落字型"><text:span text:style-name="T94">位址</text:span></text:span></text:p>
          </table:table-cell>
          <table:table-cell table:style-name="表格1.C16" table:number-columns-spanned="2" office:value-type="string">
            <text:p text:style-name="P31"/>
          </table:table-cell>
          <table:covered-table-cell/>
        </table:table-row>
        <table:table-row table:style-name="表格1.16">
          <table:covered-table-cell/>
          <table:table-cell table:style-name="表格1.B16" office:value-type="string">
            <text:p text:style-name="P26">當事人申請資料更新至</text:p>
            <text:p text:style-name="P26">資料庫實際更新所需時間</text:p>
          </table:table-cell>
          <table:table-cell table:style-name="表格1.C16" table:number-columns-spanned="2" office:value-type="string">
            <text:p text:style-name="P31"><text:span text:style-name="預設段落字型"><text:span text:style-name="T30">(單位：□分鐘 □天)</text:span></text:span></text:p>
          </table:table-cell>
          <table:covered-table-cell/>
        </table:table-row>
        <table:table-row table:style-name="表格1.18">
          <table:covered-table-cell/>
          <table:table-cell table:style-name="表格1.B18" office:value-type="string">
            <text:p text:style-name="P13">資料傳輸到</text:p>
            <text:p text:style-name="P15"><text:soft-page-break/>MyData平臺時間</text:p>
          </table:table-cell>
          <table:table-cell table:style-name="表格1.C18" table:number-columns-spanned="2" office:value-type="string">
            <text:p text:style-name="P14">□即時</text:p>
            <text:p text:style-name="P19"><text:soft-page-break/><text:span text:style-name="預設段落字型"><text:span text:style-name="T30">□非即時</text:span></text:span><text:span text:style-name="預設段落字型"><text:span text:style-name="T31">(傳輸</text:span></text:span><text:span text:style-name="預設段落字型"><text:span text:style-name="T30">時間：______分鐘)</text:span></text:span></text:p>
          </table:table-cell>
          <table:covered-table-cell/>
        </table:table-row>
        <table:table-row table:style-name="表格1.19">
          <table:covered-table-cell/>
          <table:table-cell table:style-name="表格1.B19" office:value-type="string">
            <text:p text:style-name="P13">資料是否加密加簽</text:p>
          </table:table-cell>
          <table:table-cell table:style-name="表格1.C19" table:number-columns-spanned="2" office:value-type="string">
            <text:p text:style-name="P19"><text:span text:style-name="預設段落字型"><text:span text:style-name="T30">加簽</text:span></text:span><text:span text:style-name="預設段落字型"><text:span text:style-name="T33">及</text:span></text:span><text:span text:style-name="預設段落字型"><text:span text:style-name="T30">加密</text:span></text:span></text:p>
          </table:table-cell>
          <table:covered-table-cell/>
        </table:table-row>
        <table:table-row table:style-name="表格1.20">
          <table:covered-table-cell/>
          <table:table-cell table:style-name="表格1.B19" office:value-type="string">
            <text:p text:style-name="P13">查詢是否須帶參數</text:p>
          </table:table-cell>
          <table:table-cell table:style-name="表格1.C19" table:number-columns-spanned="2" office:value-type="string">
            <text:p text:style-name="P14">□無 □須帶參數<text:span text:style-name="T85">(</text:span><text:span text:style-name="T92">例如須年度、車號等參數始可下載)</text:span></text:p>
          </table:table-cell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table:number-rows-spanned="9" office:value-type="string">
            <text:p text:style-name="Standard"/>
          </table:table-cell>
          <table:table-cell table:style-name="表格2.B1" table:number-rows-spanned="9" office:value-type="string">
            <text:p text:style-name="P13">資料集欄位說明</text:p>
            <text:p text:style-name="P13">（*如資料項次不足請自行增加）</text:p>
          </table:table-cell>
          <table:table-cell table:style-name="表格2.C1" office:value-type="string">
            <text:p text:style-name="P13">項次</text:p>
          </table:table-cell>
          <table:table-cell table:style-name="表格2.D1" office:value-type="string">
            <text:p text:style-name="P13">資料集欄位名稱/備註</text:p>
          </table:table-cell>
        </table:table-row>
        <table:table-row>
          <table:covered-table-cell/>
          <table:covered-table-cell/>
          <table:table-cell table:style-name="表格2.C2" office:value-type="string">
            <text:p text:style-name="P4">1</text:p>
          </table:table-cell>
          <table:table-cell table:style-name="表格2.D2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3" office:value-type="string">
            <text:p text:style-name="P4">2</text:p>
          </table:table-cell>
          <table:table-cell table:style-name="表格2.D3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4" office:value-type="string">
            <text:p text:style-name="P4">3</text:p>
          </table:table-cell>
          <table:table-cell table:style-name="表格2.D4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5" office:value-type="string">
            <text:p text:style-name="P7">4</text:p>
          </table:table-cell>
          <table:table-cell table:style-name="表格2.D5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7" office:value-type="string">
            <text:p text:style-name="P7">5</text:p>
          </table:table-cell>
          <table:table-cell table:style-name="表格2.D7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7" office:value-type="string">
            <text:p text:style-name="P8">6</text:p>
          </table:table-cell>
          <table:table-cell table:style-name="表格2.D7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8" office:value-type="string">
            <text:p text:style-name="P9">7</text:p>
          </table:table-cell>
          <table:table-cell table:style-name="表格2.D8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9" office:value-type="string">
            <text:p text:style-name="P9">8</text:p>
          </table:table-cell>
          <table:table-cell table:style-name="表格2.D9" office:value-type="string">
            <text:p text:style-name="P5"/>
          </table:table-cell>
        </table:table-row>
      </table:table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 table:style-name="表格3.1">
          <table:table-cell table:style-name="表格3.A1" office:value-type="string">
            <text:p text:style-name="P21">承辦人簽章</text:p>
          </table:table-cell>
          <table:table-cell table:style-name="表格3.B1" office:value-type="string">
            <text:p text:style-name="P14"/>
          </table:table-cell>
          <table:table-cell table:style-name="表格3.B1" office:value-type="string">
            <text:p text:style-name="P21">申請日期</text:p>
          </table:table-cell>
          <table:table-cell table:style-name="表格3.D1" office:value-type="string">
            <text:p text:style-name="P21"/>
          </table:table-cell>
        </table:table-row>
        <table:table-row table:style-name="表格3.2">
          <table:table-cell table:style-name="表格3.A2" office:value-type="string">
            <text:p text:style-name="P28"><text:span text:style-name="預設段落字型"><text:span text:style-name="T14">單位主管</text:span></text:span><text:span text:style-name="預設段落字型"><text:span text:style-name="T15">簽章</text:span></text:span></text:p>
          </table:table-cell>
          <table:table-cell table:style-name="表格3.B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37">申請機構章</text:p>
          </table:table-cell>
          <table:table-cell table:style-name="表格3.B3" table:number-columns-spanned="3" office:value-type="string">
            <text:p text:style-name="P38">　<text:span text:style-name="T79">(公務機關免</text:span><text:span text:style-name="T81">用印</text:span><text:span text:style-name="T80">、</text:span><text:span text:style-name="T79">非公務機關申請測試免</text:span><text:span text:style-name="T81">用印</text:span><text:span text:style-name="T79">)</text:span></text:p>
          </table:table-cell>
          <table:covered-table-cell/>
          <table:covered-table-cell/>
        </table:table-row>
        <table:table-row table:style-name="表格3.4">
          <table:table-cell table:style-name="表格3.A4" table:number-columns-spanned="4" office:value-type="string">
            <text:p text:style-name="P40"><text:span text:style-name="T59">目的事業主管機關核定結果</text:span><text:span text:style-name="T67">(</text:span><text:span text:style-name="T68">無</text:span><text:span text:style-name="T69">目的事業主管機關者免填</text:span><text:span text:style-name="T67">)</text:span></text:p>
          </table:table-cell>
          <table:covered-table-cell/>
          <table:covered-table-cell/>
          <table:covered-table-cell/>
        </table:table-row>
        <table:table-row table:style-name="表格3.5">
          <table:table-cell table:style-name="表格3.A5" office:value-type="string">
            <text:p text:style-name="P39">核定機關</text:p>
          </table:table-cell>
          <table:table-cell table:style-name="表格3.B5" office:value-type="string">
            <text:p text:style-name="P14"/>
          </table:table-cell>
          <table:table-cell table:style-name="表格3.B5" office:value-type="string">
            <text:p text:style-name="P28"><text:span text:style-name="預設段落字型"><text:span text:style-name="T34">核定</text:span></text:span><text:span text:style-name="預設段落字型"><text:span text:style-name="T35">日期</text:span></text:span></text:p>
          </table:table-cell>
          <table:table-cell table:style-name="表格3.D5" office:value-type="string">
            <text:p text:style-name="P39"/>
          </table:table-cell>
        </table:table-row>
        <table:table-row table:style-name="表格3.6">
          <table:table-cell table:style-name="表格3.A5" office:value-type="string">
            <text:p text:style-name="P39"><text:span text:style-name="T58">核定</text:span>結果</text:p>
          </table:table-cell>
          <table:table-cell table:style-name="表格3.B6" table:number-columns-spanned="3" office:value-type="string">
            <text:p text:style-name="P16">　□同意 <text:s/>　□不同意　 □請補件：＿＿＿＿＿＿＿＿＿＿</text:p>
          </table:table-cell>
          <table:covered-table-cell/>
          <table:covered-table-cell/>
        </table:table-row>
        <table:table-row table:style-name="表格3.7">
          <table:table-cell table:style-name="表格3.A7" table:number-columns-spanned="4" office:value-type="string">
            <text:p text:style-name="P39">申請結果（由<text:span text:style-name="T58">國家發展委員會</text:span>填寫）</text:p>
          </table:table-cell>
          <table:covered-table-cell/>
          <table:covered-table-cell/>
          <table:covered-table-cell/>
        </table:table-row>
        <table:table-row table:style-name="表格3.8">
          <table:table-cell table:style-name="表格3.A8" office:value-type="string">
            <text:p text:style-name="P39">申請結果</text:p>
          </table:table-cell>
          <table:table-cell table:style-name="表格3.D5" table:number-columns-spanned="3" office:value-type="string">
            <text:p text:style-name="P16">　□同意 <text:s/>　□不同意　 □請補件：＿＿＿＿＿＿＿＿＿＿</text:p>
          </table:table-cell>
          <table:covered-table-cell/>
          <table:covered-table-cell/>
        </table:table-row>
        <table:table-row table:style-name="表格3.9">
          <table:table-cell table:style-name="表格3.A9" table:number-columns-spanned="4" office:value-type="string">
            <text:p text:style-name="P46">填表說明：</text:p>
            <text:list xml:id="list1004891273" text:style-name="WW8Num18">
              <text:list-item>
                <text:p text:style-name="P48"><text:span text:style-name="預設段落字型"><text:span text:style-name="T40">公務機關應填具申請表並函送本會；非公務機關應填具申請表並用印後，函請目的事業主管機關，目的事業主管機關於十日內完成核定作業，</text:span></text:span><text:span text:style-name="預設段落字型"><text:span text:style-name="T41">若核定同意後請函送本會，若不同意則由目的事業主管機關</text:span></text:span><text:span text:style-name="預設段落字型"><text:span text:style-name="T42">逕復</text:span></text:span><text:span text:style-name="預設段落字型"><text:span text:style-name="T41">申請結果。</text:span></text:span></text:p>
              </text:list-item>
              <text:list-item>
                <text:p text:style-name="P49"><text:span text:style-name="預設段落字型"><text:span text:style-name="T44">申請通過後須於MyData管理後臺登入填寫資料傳輸項</text:span></text:span><text:span text:style-name="預設段落字型"><text:span text:style-name="T45">目</text:span></text:span><text:span text:style-name="預設段落字型"><text:span text:style-name="T46">及開發介接程式</text:span></text:span><text:span text:style-name="預設段落字型"><text:span text:style-name="T45">，並製作及上傳「數位服務個人化(MyData)介接資料檔案規格書」。</text:span></text:span></text:p>
              </text:list-item>
              <text:list-item>
                <text:p text:style-name="P49"><text:span text:style-name="預設段落字型"><text:span text:style-name="T43">開發介接程式請</text:span></text:span><text:span text:style-name="預設段落字型"><text:span text:style-name="T50">參考</text:span></text:span><text:span text:style-name="預設段落字型"><text:span text:style-name="T51">「數位服務個人化</text:span></text:span><text:span text:style-name="預設段落字型"><text:span text:style-name="T52">(</text:span></text:span><text:span text:style-name="預設段落字型"><text:span text:style-name="T53">MyData</text:span></text:span><text:span text:style-name="預設段落字型"><text:span text:style-name="T52">)</text:span></text:span><text:span text:style-name="預設段落字型"><text:span text:style-name="T51">應</text:span></text:span><text:span text:style-name="預設段落字型"><text:span text:style-name="T49">用規範</text:span></text:span><text:span text:style-name="預設段落字型"><text:span text:style-name="T48">」及其技術文件</text:span></text:span><text:span text:style-name="預設段落字型"><text:span text:style-name="T47">，</text:span></text:span><text:span text:style-name="預設段落字型"><text:span text:style-name="T54">如果有任何問題，歡迎來電洽詢(02)</text:span></text:span><text:span text:style-name="預設段落字型"><text:span text:style-name="T56">2192-7111</text:span></text:span><text:span text:style-name="預設段落字型"><text:span text:style-name="T55">，或E-mail至本平台客服信箱：</text:span></text:span><text:a xlink:type="simple" xlink:href="mailto:mydata@ndc.gov.tw" office:target-frame-name="_top" xlink:show="replace" text:style-name="Internet_20_link" text:visited-style-name="Visited_20_Internet_20_Link"><text:span text:style-name="預設段落字型"><text:span text:style-name="T54">mydata@ndc.gov.tw</text:span></text:span></text:a><text:span text:style-name="預設段落字型"><text:span text:style-name="T78">。</text:span></text:span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11"><text:span text:style-name="預設段落字型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微軟正黑體" svg:font-family="微軟正黑體"/>
    <style:font-face style:name="標楷體2" svg:font-family="標楷體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2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line-height="100%" fo:text-align="justify" style:justify-single-word="false" style:page-number="auto" style:shadow="none" style:text-autospace="none" style:punctuation-wrap="simple" style:line-break="normal" style:writing-mode="page">
        <style:tab-stops/>
      </style:paragraph-properties>
      <style:text-properties fo:language="zxx" fo:country="none" fo:background-color="transparen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loext:contextual-spacing="false" fo:line-height="115%" style:page-number="auto" fo:keep-with-next="always"/>
      <style:text-properties style:font-name="Times New Roman" fo:font-family="'Times New Roman'" style:font-family-generic="roman" fo:font-size="115%" fo:font-weight="bold" style:font-name-asian="標楷體2" style:font-family-asian="標楷體" style:font-size-asian="115%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fo:font-size="16pt" style:font-size-asian="16pt"/>
    </style:style>
    <style:style style:name="List" style:family="paragraph" style:hidden="true" style:parent-style-name="Text_20_body" style:class="list">
      <style:text-properties fo:font-size="14pt" style:font-size-asian="14pt"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Tahoma1" style:font-family-complex="Tahoma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fo:font-size="14pt" style:font-size-asian="14pt" style:font-name-complex="Tahoma1" style:font-family-complex="Tahoma"/>
    </style:style>
    <style:style style:name="_31_2PT_20_--_20_對齊邊線" style:display-name="12PT -- 對齊邊線" style:family="paragraph" style:parent-style-name="Text_20_body" style:master-page-name="">
      <style:paragraph-properties fo:line-height="0.706cm" fo:text-align="justify" style:justify-single-word="false" style:page-number="auto"/>
      <style:text-properties fo:font-size="12pt" style:font-size-asian="12pt"/>
    </style:style>
    <style:style style:name="_31_4PT_20_--_20_對齊邊線" style:display-name="14PT -- 對齊邊線" style:family="paragraph" style:parent-style-name="Text_20_body" style:master-page-name="">
      <style:paragraph-properties fo:line-height="100%" style:page-number="auto" style:writing-mode="page"/>
      <style:text-properties fo:font-size="14pt" style:font-size-asian="14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01%" style:font-weight-complex="bold"/>
    </style:style>
    <style:style style:name="_31_6PT_20_--_20_對齊邊線" style:display-name="16PT -- 對齊邊線" style:family="paragraph" style:parent-style-name="Text_20_body" style:master-page-name="">
      <style:paragraph-properties fo:line-height="100%" style:page-number="auto" style:writing-mode="page"/>
      <style:text-properties fo:font-size="16pt" style:font-size-asian="16pt"/>
    </style:style>
    <style:style style:name="_31_8PT_20_--_20_對齊邊線" style:display-name="18PT -- 對齊邊線" style:family="paragraph" style:parent-style-name="Text_20_body">
      <style:paragraph-properties fo:line-height="100%" style:writing-mode="page"/>
      <style:text-properties fo:font-size="18pt" style:font-size-asian="18pt"/>
    </style:style>
    <style:style style:name="_31_2PT_20_--_20_邊線縮1字" style:display-name="12PT -- 邊線縮1字" style:family="paragraph" style:parent-style-name="Text_20_body">
      <style:paragraph-properties fo:margin-left="0.43cm" fo:margin-right="0cm" fo:line-height="0.711cm" fo:text-indent="0cm" style:auto-text-indent="false"/>
      <style:text-properties fo:font-size="12pt" style:font-size-asian="12pt"/>
    </style:style>
    <style:style style:name="_31_2PT_20_--_20_邊線縮2字" style:display-name="12PT -- 邊線縮2字" style:family="paragraph" style:parent-style-name="Text_20_body">
      <style:paragraph-properties fo:margin-left="0.85cm" fo:margin-right="0cm" fo:line-height="0.711cm" fo:text-indent="0cm" style:auto-text-indent="false"/>
      <style:text-properties fo:font-size="12pt" style:font-size-asian="12pt"/>
    </style:style>
    <style:style style:name="_31_2PT_20_--_20_對齊邊線_20__20_首字縮2字" style:display-name="12PT -- 對齊邊線  首字縮2字" style:family="paragraph" style:parent-style-name="_31_2PT_20_--_20_對齊邊線">
      <style:paragraph-properties fo:margin-left="0cm" fo:margin-right="0cm" fo:text-indent="0.85cm" style:auto-text-indent="false"/>
    </style:style>
    <style:style style:name="_31_2PT_20_--_20_對齊邊線_20__20_首字突2字" style:display-name="12PT -- 對齊邊線  首字突2字" style:family="paragraph" style:parent-style-name="_31_2PT_20_--_20_對齊邊線">
      <style:paragraph-properties fo:margin-left="0.85cm" fo:margin-right="0cm" fo:text-indent="-0.85cm" style:auto-text-indent="false">
        <style:tab-stops/>
      </style:paragraph-properties>
    </style:style>
    <style:style style:name="_31_2PT_20_--_20_邊線縮1字_20_首字突2字" style:display-name="12PT -- 邊線縮1字 首字突2字" style:family="paragraph" style:parent-style-name="_31_2PT_20_--_20_邊線縮1字">
      <style:paragraph-properties fo:margin-left="1.281cm" fo:margin-right="0cm" fo:text-indent="-0.85cm" style:auto-text-indent="false">
        <style:tab-stops/>
      </style:paragraph-properties>
    </style:style>
    <style:style style:name="_31_2PT_20_--_20_邊線縮1字_20_首字縮2字" style:display-name="12PT -- 邊線縮1字 首字縮2字" style:family="paragraph" style:parent-style-name="_31_2PT_20_--_20_邊線縮1字">
      <style:paragraph-properties fo:margin-left="0.43cm" fo:margin-right="0cm" fo:text-indent="0.85cm" style:auto-text-indent="false">
        <style:tab-stops/>
      </style:paragraph-properties>
    </style:style>
    <style:style style:name="_31_2PT_20_--_20_邊線縮2字_20_首字突2字" style:display-name="12PT -- 邊線縮2字 首字突2字" style:family="paragraph" style:parent-style-name="_31_2PT_20_--_20_邊線縮2字">
      <style:paragraph-properties fo:margin-left="1.7cm" fo:margin-right="0cm" fo:text-indent="-0.85cm" style:auto-text-indent="false">
        <style:tab-stops/>
      </style:paragraph-properties>
    </style:style>
    <style:style style:name="_31_2PT_20_--_20_邊線縮2字_20_首字縮2字" style:display-name="12PT -- 邊線縮2字 首字縮2字" style:family="paragraph" style:parent-style-name="_31_2PT_20_--_20_邊線縮2字">
      <style:paragraph-properties fo:margin-left="0.85cm" fo:margin-right="0cm" fo:text-indent="0.85cm" style:auto-text-indent="false">
        <style:tab-stops/>
      </style:paragraph-properties>
    </style:style>
    <style:style style:name="_31_4PT_20_--_20_對齊邊線_20_首字突2字" style:display-name="14PT -- 對齊邊線 首字突2字" style:family="paragraph" style:parent-style-name="_31_4PT_20_--_20_對齊邊線">
      <style:paragraph-properties fo:margin-left="1cm" fo:margin-right="0cm" fo:text-indent="-1cm" style:auto-text-indent="false">
        <style:tab-stops/>
      </style:paragraph-properties>
    </style:style>
    <style:style style:name="_31_4PT_20_--_20_對齊邊線_20_首字縮2字" style:display-name="14PT -- 對齊邊線 首字縮2字" style:family="paragraph" style:parent-style-name="_31_4PT_20_--_20_對齊邊線">
      <style:paragraph-properties fo:margin-left="0cm" fo:margin-right="0cm" fo:text-indent="1cm" style:auto-text-indent="false">
        <style:tab-stops/>
      </style:paragraph-properties>
    </style:style>
    <style:style style:name="_31_4PT_20_--_20_邊線縮1字" style:display-name="14PT -- 邊線縮1字" style:family="paragraph" style:parent-style-name="Text_20_body">
      <style:paragraph-properties fo:margin-left="0.499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1字_20_首字突2字" style:display-name="14PT -- 邊線縮1字 首字突2字" style:family="paragraph" style:parent-style-name="_31_4PT_20_--_20_邊線縮1字">
      <style:paragraph-properties fo:margin-left="1.499cm" fo:margin-right="0cm" fo:text-indent="-1cm" style:auto-text-indent="false">
        <style:tab-stops/>
      </style:paragraph-properties>
    </style:style>
    <style:style style:name="_31_4PT_20_--_20_邊線縮1字_20_首字縮2字" style:display-name="14PT -- 邊線縮1字 首字縮2字" style:family="paragraph" style:parent-style-name="_31_4PT_20_--_20_邊線縮1字">
      <style:paragraph-properties fo:margin-left="0.499cm" fo:margin-right="0cm" fo:text-indent="1cm" style:auto-text-indent="false">
        <style:tab-stops/>
      </style:paragraph-properties>
    </style:style>
    <style:style style:name="_31_4PT_20_--_20_邊線縮2字" style:display-name="14PT -- 邊線縮2字" style:family="paragraph" style:parent-style-name="Text_20_body">
      <style:paragraph-properties fo:margin-left="1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2字_20_首字突2字" style:display-name="14PT -- 邊線縮2字 首字突2字" style:family="paragraph" style:parent-style-name="_31_4PT_20_--_20_邊線縮2字">
      <style:paragraph-properties fo:margin-left="2cm" fo:margin-right="0cm" fo:text-indent="-1cm" style:auto-text-indent="false" style:writing-mode="page">
        <style:tab-stops/>
      </style:paragraph-properties>
    </style:style>
    <style:style style:name="_31_4PT_20_--_20_邊線縮2字_20_首字縮2字" style:display-name="14PT -- 邊線縮2字 首字縮2字" style:family="paragraph" style:parent-style-name="_31_4PT_20_--_20_邊線縮2字">
      <style:paragraph-properties fo:margin-left="1cm" fo:margin-right="0cm" fo:text-indent="1cm" style:auto-text-indent="false">
        <style:tab-stops/>
      </style:paragraph-properties>
    </style:style>
    <style:style style:name="無題1" style:family="paragraph" style:hidden="true" style:parent-style-name="_31_4PT_20_--_20_邊線縮2字_20_首字縮2字">
      <style:paragraph-properties fo:margin-left="2cm" fo:margin-right="0cm" fo:text-indent="-1cm" style:auto-text-indent="false">
        <style:tab-stops/>
      </style:paragraph-properties>
    </style:style>
    <style:style style:name="_31_6PT_20_--_20_對齊邊線_20_首字突2字" style:display-name="16PT -- 對齊邊線 首字突2字" style:family="paragraph" style:parent-style-name="_31_6PT_20_--_20_對齊邊線">
      <style:paragraph-properties fo:margin-left="1.139cm" fo:margin-right="0cm" fo:text-indent="-1.139cm" style:auto-text-indent="false" style:writing-mode="page">
        <style:tab-stops/>
      </style:paragraph-properties>
    </style:style>
    <style:style style:name="_31_6PT_20_--_20_對齊邊線_20_首字縮2字" style:display-name="16PT -- 對齊邊線 首字縮2字" style:family="paragraph" style:parent-style-name="_31_6PT_20_--_20_對齊邊線">
      <style:paragraph-properties fo:margin-left="0cm" fo:margin-right="0cm" fo:text-indent="1.139cm" style:auto-text-indent="false" style:writing-mode="page"/>
    </style:style>
    <style:style style:name="_31_6PT_20_--_20_邊線縮1字_20_" style:display-name="16PT -- 邊線縮1字 " style:family="paragraph" style:parent-style-name="Text_20_body">
      <style:paragraph-properties fo:margin-left="0.57cm" fo:margin-right="0cm" fo:line-height="100%" fo:text-indent="0cm" style:auto-text-indent="false" style:writing-mode="page"/>
    </style:style>
    <style:style style:name="_31_6PT_20_--_20_邊線縮1字_20__20_首字突2字" style:display-name="16PT -- 邊線縮1字  首字突2字" style:family="paragraph" style:parent-style-name="_31_6PT_20_--_20_邊線縮1字_20_">
      <style:paragraph-properties fo:margin-left="1.709cm" fo:margin-right="0cm" fo:line-height="100%" fo:text-indent="-1.139cm" style:auto-text-indent="false" style:writing-mode="page">
        <style:tab-stops/>
      </style:paragraph-properties>
    </style:style>
    <style:style style:name="_31_6PT_20_--_20_邊線縮1字_20__20_首字縮2字" style:display-name="16PT -- 邊線縮1字  首字縮2字" style:family="paragraph" style:parent-style-name="_31_6PT_20_--_20_邊線縮1字_20_">
      <style:paragraph-properties fo:margin-left="0.57cm" fo:margin-right="0cm" fo:line-height="100%" fo:text-indent="1.139cm" style:auto-text-indent="false" style:writing-mode="page"/>
    </style:style>
    <style:style style:name="_31_6PT_20_--_20_邊線縮2字_20_" style:display-name="16PT -- 邊線縮2字 " style:family="paragraph" style:parent-style-name="Text_20_body">
      <style:paragraph-properties fo:margin-left="1.139cm" fo:margin-right="0cm" fo:line-height="100%" fo:text-indent="0cm" style:auto-text-indent="false" style:writing-mode="page"/>
    </style:style>
    <style:style style:name="_31_6PT_20_--_20_邊線縮2字_20_首字突2字" style:display-name="16PT -- 邊線縮2字 首字突2字" style:family="paragraph" style:parent-style-name="_31_6PT_20_--_20_邊線縮2字_20_">
      <style:paragraph-properties fo:margin-left="2.281cm" fo:margin-right="0cm" fo:line-height="100%" fo:text-indent="-1.139cm" style:auto-text-indent="false" style:writing-mode="page">
        <style:tab-stops/>
      </style:paragraph-properties>
    </style:style>
    <style:style style:name="_31_6PT_20_--_20_邊線縮2字_20_首字縮2字" style:display-name="16PT -- 邊線縮2字 首字縮2字" style:family="paragraph" style:parent-style-name="_31_6PT_20_--_20_邊線縮2字_20_">
      <style:paragraph-properties fo:margin-left="1.139cm" fo:margin-right="0cm" fo:line-height="100%" fo:text-indent="1.139cm" style:auto-text-indent="false" style:writing-mode="page">
        <style:tab-stops/>
      </style:paragraph-properties>
    </style:style>
    <style:style style:name="_31_8PT_20_--_20_對齊邊線_20_首字突2字" style:display-name="18PT -- 對齊邊線 首字突2字" style:family="paragraph" style:parent-style-name="_31_8PT_20_--_20_對齊邊線">
      <style:paragraph-properties fo:margin-left="1.289cm" fo:margin-right="0cm" fo:text-indent="-1.289cm" style:auto-text-indent="false">
        <style:tab-stops/>
      </style:paragraph-properties>
    </style:style>
    <style:style style:name="_31_8PT_20_--_20_對齊邊線_20_首字縮2字" style:display-name="18PT -- 對齊邊線 首字縮2字" style:family="paragraph" style:parent-style-name="_31_8PT_20_--_20_對齊邊線">
      <style:paragraph-properties fo:margin-left="0cm" fo:margin-right="0cm" fo:text-indent="1.289cm" style:auto-text-indent="false">
        <style:tab-stops/>
      </style:paragraph-properties>
    </style:style>
    <style:style style:name="_31_8PT_20_--_20_邊線縮1字_20_" style:display-name="18PT -- 邊線縮1字 " style:family="paragraph" style:parent-style-name="Text_20_body">
      <style:paragraph-properties fo:margin-left="0.64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1字_20_首字突2字" style:display-name="18PT -- 邊線縮1字 首字突2字" style:family="paragraph" style:parent-style-name="_31_8PT_20_--_20_邊線縮1字_20_">
      <style:paragraph-properties fo:margin-left="1.93cm" fo:margin-right="0cm" fo:text-indent="-1.281cm" style:auto-text-indent="false">
        <style:tab-stops/>
      </style:paragraph-properties>
    </style:style>
    <style:style style:name="_31_8PT_20_--_20_邊線縮1字_20_首字縮2字" style:display-name="18PT -- 邊線縮1字 首字縮2字" style:family="paragraph" style:parent-style-name="_31_8PT_20_--_20_邊線縮1字_20_">
      <style:paragraph-properties fo:margin-left="0.64cm" fo:margin-right="0cm" fo:text-indent="1.289cm" style:auto-text-indent="false"/>
    </style:style>
    <style:style style:name="_31_8PT_20_--_20_邊線縮2字_20_" style:display-name="18PT -- 邊線縮2字 " style:family="paragraph" style:parent-style-name="Text_20_body">
      <style:paragraph-properties fo:margin-left="1.289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2字_20_首字突2字" style:display-name="18PT -- 邊線縮2字 首字突2字" style:family="paragraph" style:parent-style-name="_31_8PT_20_--_20_邊線縮2字_20_">
      <style:paragraph-properties fo:margin-left="2.57cm" fo:margin-right="0cm" fo:text-indent="-1.289cm" style:auto-text-indent="false">
        <style:tab-stops/>
      </style:paragraph-properties>
    </style:style>
    <style:style style:name="_31_8PT_20_--_20_邊線縮2字_20_首字縮2字" style:display-name="18PT -- 邊線縮2字 首字縮2字" style:family="paragraph" style:parent-style-name="_31_8PT_20_--_20_邊線縮2字_20_">
      <style:paragraph-properties fo:margin-left="1.289cm" fo:margin-right="0cm" fo:text-indent="1.289cm" style:auto-text-indent="false"/>
    </style:style>
    <style:style style:name="List_20_1_20_Start" style:display-name="List 1 Start" style:family="paragraph" style:hidden="true" style:parent-style-name="List" style:next-style-name="List_20_1" style:auto-update="true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" style:display-name="List 1" style:family="paragraph" style:hidden="true" style:parent-style-name="List" style:auto-update="true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auto-update="true" style:class="html" style:master-page-name="">
      <style:paragraph-properties fo:margin-top="0cm" fo:margin-bottom="0cm" loext:contextual-spacing="false" fo:line-height="100%" style:page-number="auto" style:writing-mode="page"/>
      <style:text-properties style:font-name="Times New Roman1" fo:font-family="'Times New Roman'" style:font-style-name="標準" style:font-family-generic="roman" style:font-pitch="variable" fo:font-size="14pt" style:font-name-asian="標楷體" style:font-family-asian="標楷體" style:font-style-name-asian="標準" style:font-family-generic-asian="script" style:font-pitch-asian="fixed" style:font-size-asian="14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line-height="100%" fo:padding="0cm" fo:border="none" text:number-lines="false" text:line-number="0" style:writing-mode="page"/>
    </style:style>
    <style:style style:name="Table" style:family="paragraph" style:parent-style-name="Caption" style:class="extra">
      <style:paragraph-properties fo:margin-top="0cm" fo:margin-bottom="0cm" loext:contextual-spacing="false" fo:line-height="100%" style:writing-mode="page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 text:number-lines="false" text:line-number="0" style:writing-mode="page"/>
      <style:text-properties fo:font-size="14pt" fo:font-weight="bold" style:font-size-asian="14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hidden="true" style:parent-style-name="Caption" style:class="extra"/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Drawing" style:family="paragraph" style:hidden="true" style:parent-style-name="Caption" style:class="extra"/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style:font-size-asian="12pt"/>
    </style:style>
    <style:style style:name="Header" style:family="paragraph" style:parent-style-name="Standard" style:class="extra">
      <style:paragraph-properties fo:line-height="100%"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style:font-size-asian="18pt"/>
    </style:style>
    <style:style style:name="Frame_20_contents" style:display-name="Frame contents" style:family="paragraph" style:parent-style-name="Standard" style:class="extra" style:master-page-name="">
      <style:paragraph-properties fo:line-height="100%" style:page-number="auto" style:writing-mode="pag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598cm" fo:margin-right="0cm" fo:line-height="100%" fo:text-indent="-0.598cm" style:auto-text-indent="false" style:page-number="auto" text:number-lines="false" text:line-number="0" style:writing-mode="page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199cm" loext:contextual-spacing="false" fo:line-height="115%" fo:text-align="center" style:justify-single-word="false" fo:text-indent="0cm" style:auto-text-indent="false" style:page-number="auto" text:number-lines="false" text:line-number="0"/>
      <style:text-properties fo:font-size="125%" fo:font-weight="bold" style:font-size-asian="125%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6.1000003814697pt" fo:font-style="normal" fo:font-weight="bold" style:font-size-asian="16.1000003814697pt" style:font-style-asian="normal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6.1000003814697pt" fo:font-weight="bold" style:font-size-asian="16.1000003814697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/>
      <style:text-properties fo:font-size="16.1000003814697pt" fo:font-style="normal" fo:font-weight="bold" style:font-size-asian="16.1000003814697pt" style:font-style-asian="normal" style:font-weight-asian="bold" style:font-size-complex="85%" style:font-style-complex="italic" style:font-weight-complex="bold"/>
    </style:style>
    <style:style style:name="Text" style:family="paragraph" style:parent-style-name="Caption" style:class="extra">
      <style:paragraph-properties fo:line-height="100%" style:writing-mode="page"/>
    </style:style>
    <style:style style:name="Contents_20_1" style:display-name="Contents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line-height="100%" fo:text-indent="0cm" style:auto-text-indent="false" style:writing-mode="page">
        <style:tab-stops>
          <style:tab-stop style:position="14.00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00%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00%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line-height="100%" fo:text-indent="0cm" style:auto-text-indent="false" style:writing-mode="pag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line-height="100%" fo:text-indent="0cm" style:auto-text-indent="false" style:writing-mode="pag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line-height="100%" fo:text-indent="0cm" style:auto-text-indent="false" style:writing-mode="pag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line-height="100%" fo:text-indent="0cm" style:auto-text-indent="false" style:writing-mode="pag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line-height="100%" fo:text-indent="0cm" style:auto-text-indent="false" style:writing-mode="pag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line-height="100%" fo:text-indent="0cm" style:auto-text-indent="false" style:writing-mode="page">
        <style:tab-stops>
          <style:tab-stop style:position="12.508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_2460__24b6__20__20_字型" style:display-name="①Ⓐ  字型" style:family="text">
      <style:text-properties style:font-name="MS Mincho" fo:font-family="'MS Mincho'" style:font-style-name="標準" style:font-family-generic="modern" style:font-pitch="fixed" style:font-name-asian="MS Mincho" style:font-family-asian="'MS Mincho'" style:font-style-name-asian="標準" style:font-family-generic-asian="modern" style:font-pitch-asian="fixed"/>
    </style:style>
    <style:style style:name="Internet_20_link" style:display-name="Internet link" style:family="text">
      <style:text-properties fo:color="#000080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_31_6PT" style:display-name="16PT" style:family="text">
      <style:text-properties fo:font-size="16pt" style:font-size-asian="16pt" loext:shadow="none"/>
    </style:style>
    <style:style style:name="_31_2PT" style:display-name="12PT" style:family="text">
      <style:text-properties fo:font-size="12pt" style:font-size-asian="12pt"/>
    </style:style>
    <style:style style:name="_31_4PT" style:display-name="14PT" style:family="text"/>
    <style:style style:name="_31_8PT" style:display-name="18PT" style:family="text">
      <style:text-properties fo:font-size="18pt" style:font-size-asian="18pt"/>
    </style:style>
    <style:style style:name="預設段落字型" style:family="text"/>
    <style:style style:name="WW_5f_CharLFO18LVL1" style:display-name="WW_CharLFO18LVL1" style:family="text">
      <style:text-properties fo:color="#000000" style:font-name="標楷體1" fo:font-family="標楷體" style:font-family-generic="script" style:font-pitch="fixed" fo:font-weight="normal" style:font-name-asian="標楷體1" style:font-family-asian="標楷體" style:font-family-generic-asian="script" style:font-pitch-asian="fixed" style:font-weight-asian="normal" style:font-name-complex="標楷體1" style:font-family-complex="標楷體" style:font-family-generic-complex="script" style:font-pitch-complex="fixed" style:font-size-complex="12pt"/>
    </style:style>
    <style:style style:name="WW_5f_CharLFO1LVL1" style:display-name="WW_CharLFO1LVL1" style:family="text">
      <style:text-properties fo:font-weight="normal" style:font-weight-asian="norma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編號12PT_20_--_20_一_3001__20__28_一_29__20__20_1_3001__20__28_1_29__20__20_A_3001__20__28_A_29_" style:display-name="編號12PT -- 一、 (一)  1、 (1)  A、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、" style:num-format="1">
        <style:list-level-properties text:list-level-position-and-space-mode="label-alignment">
          <style:list-level-label-alignment text:label-followed-by="nothing" fo:text-indent="-0.649cm" fo:margin-left="1.45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8cm" fo:text-indent="-0.88cm" fo:margin-left="2.4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6PT_20_--_20_一_3001__20__20__28_一_29__20__20__20_1_3001__20__20__28_1_29__20__20__20_A_3001__20__20__28_A_29_" style:display-name="編號16PT -- 一、  (一)   1、  (1)   A、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05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5cm" fo:text-indent="-1.099cm" fo:margin-left="3.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一_3001__20__20__28_一_29__20__20__20_1_3001__20__20__28_1_29__20__20__20_A_3001__20__20__28_A_29_" style:display-name="編號14PT -- 一、  (一)   1、  (1)   A、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1.75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0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cm" fo:text-indent="-0.801cm" fo:margin-left="3.3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2PT_20_--_20_1_3001__20__28_1_29__20__20_A_3001__20__28_A_29__20__20_a_3001__20__28_a_29_" style:display-name="編號12PT -- 1、 (1)  A、 (A)  a、 (a)">
      <text:list-level-style-number text:level="1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0.6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、" style:num-format="A">
        <style:list-level-properties text:list-level-position-and-space-mode="label-alignment">
          <style:list-level-label-alignment text:label-followed-by="listtab" text:list-tab-stop-position="1.649cm" fo:text-indent="-0.848cm" fo:margin-left="1.6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51cm" fo:text-indent="-0.751cm" fo:margin-left="1.951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01cm" fo:text-indent="-0.801cm" fo:margin-left="2.401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49cm" fo:text-indent="-0.649cm" fo:margin-left="2.649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1_3001__20__20__28_1_29__20__20__20_A_3001__20__20__28_A_29__20__20__20_a_3001__20__20__28_a_29_" style:display-name="編號14PT -- 1、  (1)   A、  (A)   a、  (a)">
      <text:list-level-style-number text:level="1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1.08cm"/>
        </style:list-level-properties>
      </text:list-level-style-number>
      <text:list-level-style-number text:level="3" text:style-name="_31_4PT" style:num-suffix="、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2.9cm" fo:text-indent="-0.9cm" fo:margin-left="2.9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_28_1_29__20__20__2460__20__20_A._20__20__28_A_29__20__20__20__24b6__20__20_a._20_" style:display-name="編號14PT -- (1)  ①  A.  (A)   Ⓐ  a. 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0.55cm"/>
        </style:list-level-properties>
      </text:list-level-style-number>
      <text:list-level-style-number text:level="2" text:style-name="_31_4PT" style:num-format="①, ②, ③, ...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801cm" fo:margin-left="2.3cm"/>
        </style:list-level-properties>
      </text:list-level-style-number>
      <text:list-level-style-number text:level="5" text:style-name="_31_4PT" style:num-format="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2PT_20_--_20__28_一_29__20__20_1_3001__20__28_1_29__20__20_A_3001__20__28_A_29__20__20_a_3001_" style:display-name="編號12PT -- (一)  1、 (1)  A、 (A)  a、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、" style:num-format="1">
        <style:list-level-properties text:list-level-position-and-space-mode="label-alignment">
          <style:list-level-label-alignment text:label-followed-by="nothing" fo:text-indent="-0.6cm" fo:margin-left="1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1.281cm"/>
        </style:list-level-properties>
      </text:list-level-style-number>
      <text:list-level-style-number text:level="4" text:style-name="_31_2PT" style:num-suffix="、" style:num-format="A">
        <style:list-level-properties text:list-level-position-and-space-mode="label-alignment">
          <style:list-level-label-alignment text:label-followed-by="listtab" text:list-tab-stop-position="2.05cm" fo:text-indent="-0.85cm" fo:margin-left="2.0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7cm" fo:margin-left="2.3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6PT_20_--_20__28_一_29__20__20__20_1_3001__20__20__28_1_29__20__20__20_A_3001__20__20__28_A_29__20__20__20_a_3001_" style:display-name="編號16PT -- (一)   1、  (1)   A、  (A)   a、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1.45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、" style:num-format="A">
        <style:list-level-properties text:list-level-position-and-space-mode="label-alignment">
          <style:list-level-label-alignment text:label-followed-by="listtab" text:list-tab-stop-position="2.9cm" fo:text-indent="-1.101cm" fo:margin-left="2.9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5cm" fo:text-indent="-1.05cm" fo:margin-left="4.05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</text:list-style>
    <text:list-style style:name="編號16PT_20_--_20_壹_3001__20__20_一_3001__20__20__28_一_29__20__20__20_1_3001__20__20__28_1_29__20__20__20_A_3001_" style:display-name="編號16PT -- 壹、  一、  (一)   1、  (1)   A、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649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99cm" fo:text-indent="-1.099cm" fo:margin-left="4.09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2cm" fo:text-indent="-0.755cm" fo:margin-left="5.2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壹_3001__20__20_一_3001__20__20__28_一_29__20__20__20_1_3001__20__20__28_1_29__20__20__20_A_3001_" style:display-name="編號14PT -- 壹、  一、  (一)   1、  (1)   A、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2.251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551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4PT_20_--_20__28_一_29__20__20__20_1_3001__20__20__28_1_29__20__20__20_A_3001__20__20__28_A_29__20__20__20_a_3001_" style:display-name="編號14PT -- (一)   1、  (1)   A、  (A)   a、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1.251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1.55cm"/>
        </style:list-level-properties>
      </text:list-level-style-number>
      <text:list-level-style-number text:level="4" text:style-name="_31_4PT" style:num-suffix="、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401cm" fo:text-indent="-0.901cm" fo:margin-left="3.401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_3001__20__20__28_1_29__20__20__20_A_3001__20__20__28_A_29__20__20__20_a_3001__20__28_a_29_" style:display-name="編號16PT -- 1、  (1)   A、  (A)   a、 (a)">
      <text:list-level-style-number text:level="1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、" style:num-format="A">
        <style:list-level-properties text:list-level-position-and-space-mode="label-alignment">
          <style:list-level-label-alignment text:label-followed-by="listtab" text:list-tab-stop-position="2.3cm" fo:text-indent="-1.101cm" fo:margin-left="2.3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45cm" fo:text-indent="-1.05cm" fo:margin-left="3.4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bullet text:level="7" text:style-name="_31_6PT" text:bullet-char="•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_31_6PT" text:bullet-char="•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_31_6PT" text:bullet-char="•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_31_6PT" text:bullet-char="•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StarSymbol" style:font-charset="x-symbol"/>
      </text:list-level-style-bullet>
    </text:list-style>
    <text:list-style style:name="編號14PT_20_--_20_1._20__20__28_1_29__20__20__2460__20__20_A._20__20__28_A_29__20__20__24b6__20_" style:display-name="編號14PT -- 1.  (1)  ①  A.  (A)  Ⓐ 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format="①, ②, ③, ...">
        <style:list-level-properties text:list-level-position-and-space-mode="label-alignment">
          <style:list-level-label-alignment text:label-followed-by="listtab" text:list-tab-stop-position="1.52cm" fo:text-indent="-0.52cm" fo:margin-left="1.52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format="">
        <style:list-level-properties text:list-level-position-and-space-mode="label-alignment">
          <style:list-level-label-alignment text:label-followed-by="nothing" fo:text-indent="-0.501cm" fo:margin-left="3.3cm"/>
        </style:list-level-properties>
      </text:list-level-style-number>
      <text:list-level-style-number text:level="7" text:style-name="_31_4PT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460__20__20_A._20__20__28_A_29__20__20__20__24b6__20__20_a._20__20__20__28_a_29_" style:display-name="編號14PT -- ①  A.  (A)   Ⓐ  a.   (a)">
      <text:list-level-style-number text:level="1" text:style-name="_31_4PT" style:num-format="①, ②, ③, ...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799cm" fo:text-indent="-0.799cm" fo:margin-left="1.799cm"/>
        </style:list-level-properties>
      </text:list-level-style-number>
      <text:list-level-style-number text:level="4" text:style-name="_31_4PT" style:num-format="">
        <style:list-level-properties text:list-level-position-and-space-mode="label-alignment">
          <style:list-level-label-alignment text:label-followed-by="nothing" fo:text-indent="-0.501cm" fo:margin-left="2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1._20__20__28_1_29__20__20_A._20__20__28_A_29__20__20_a._20__20__28_a_29_" style:display-name="編號12PT -- 1.  (1)  A.  (A)  a.  (a)">
      <text:list-level-style-number text:level="1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." style:num-format="A">
        <style:list-level-properties text:list-level-position-and-space-mode="label-alignment">
          <style:list-level-label-alignment text:label-followed-by="listtab" text:list-tab-stop-position="1.349cm" fo:text-indent="-0.549cm" fo:margin-left="1.3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3cm" fo:text-indent="-0.73cm" fo:margin-left="1.93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05cm" fo:text-indent="-0.45cm" fo:margin-left="2.05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3cm" fo:text-indent="-0.63cm" fo:margin-left="2.63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壹_3001_一_3001__20__28_一_29__20__20_1_3001__20__28_1_29__20__20_A_3001_" style:display-name="編號12PT -- 壹、一、 (一)  1、 (1)  A、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1.82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88cm" fo:text-indent="-0.88cm" fo:margin-left="2.88cm"/>
        </style:list-level-properties>
      </text:list-level-style-number>
      <text:list-level-style-number text:level="7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8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9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10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</text:list-style>
    <text:list-style style:name="編號12PT_20_--_20_壹_3001_一_3001__20__28_一_29__20__20__20_1._20__20__28_1_29__20__20__20_A." style:display-name="編號12PT -- 壹、一、 (一)   1.  (1)   A.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1.49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81cm" fo:text-indent="-0.58cm" fo:margin-left="2.581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_28_一_29__20__20_1._20__20__20__28_1_29__20__20_A._20__20__20__28_A_29__20__20_a." style:display-name="編號12PT -- (一)  1.   (1)  A.   (A)  a.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7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9cm" fo:margin-left="1.3cm"/>
        </style:list-level-properties>
      </text:list-level-style-number>
      <text:list-level-style-number text:level="4" text:style-name="_31_2PT" style:num-suffix="." style:num-format="A">
        <style:list-level-properties text:list-level-position-and-space-mode="label-alignment">
          <style:list-level-label-alignment text:label-followed-by="listtab" text:list-tab-stop-position="1.75cm" fo:text-indent="-0.55cm" fo:margin-left="1.7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3cm" fo:text-indent="-0.73cm" fo:margin-left="2.33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29cm" fo:text-indent="-0.529cm" fo:margin-left="2.529cm"/>
        </style:list-level-properties>
      </text:list-level-style-number>
      <text:list-level-style-number text:level="7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一_3001__20__28_一_29__20__20_1._20__20__20__28_1_29__20__20_A._20__20__20__28_A_29_" style:display-name="編號12PT -- 一、 (一)  1.   (1)  A.  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1.101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18cm" fo:text-indent="-0.58cm" fo:margin-left="2.1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1._20__20__20__28_1_29__20__20__20_A._20__20__20__28_A_29__20__20__20_a._20__20__20__28_a_29_" style:display-name="編號14PT -- 1.   (1)   A.   (A)   a.   (a)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1.10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551cm" fo:text-indent="-0.55cm" fo:margin-left="2.551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1_29__20__20_A._20__20__28_A_29__20__20_a._20__20__20__28_a_29__20__20__20__28_a-1_29_" style:display-name="編號14PT -- (1)  A.  (A)  a.   (a)   (a-1)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0.6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85cm" fo:text-indent="-0.85cm" fo:margin-left="1.85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05cm" fo:text-indent="-0.55cm" fo:margin-left="2.05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75cm" fo:margin-left="2.75cm"/>
        </style:list-level-properties>
      </text:list-level-style-number>
      <text:list-level-style-number text:level="6" text:style-name="_31_4PT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3.6cm" fo:text-indent="-1.101cm" fo:margin-left="3.6cm"/>
        </style:list-level-properties>
      </text:list-level-style-number>
      <text:list-level-style-number text:level="7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一_29__20__20__20_1._20__20__20__28_1_29__20__20__20_A._20__20__20__28_A_29__20__20__20_a." style:display-name="編號14PT -- (一)   1.   (1)   A.   (A)   a.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0.85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1.6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一_3001__20__20__28_一_29__20__20__20_1._20__20__20__28_1_29__20__20__20_A._20__20__20__28_A_29_" style:display-name="編號14PT -- 一、  (一)   1.   (1)   A. 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1.349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2.101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85cm" fo:margin-left="3.3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壹_3001__20__20_一_3001__20__20__28_一_29__20__20__20_1._20__20__28_1_29__20__20__20_A." style:display-name="編號14PT -- 壹、  一、  (一)   1.  (1)   A.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1.85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2.6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99cm" fo:text-indent="-0.6cm" fo:margin-left="3.099cm"/>
        </style:list-level-properties>
      </text:list-level-style-number>
      <text:list-level-style-number text:level="7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._20__20__20__20__20__28_1_29__20__20__20_A._20__20__20__28_A_29__20__20__20_a._20__20__20__20__28_a_29_" style:display-name="編號16PT -- 1.     (1)   A.   (A)   a.    (a)">
      <text:list-level-style-number text:level="1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." style:num-format="A">
        <style:list-level-properties text:list-level-position-and-space-mode="label-alignment">
          <style:list-level-label-alignment text:label-followed-by="listtab" text:list-tab-stop-position="1.891cm" fo:text-indent="-0.691cm" fo:margin-left="1.891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3cm" fo:text-indent="-0.63cm" fo:margin-left="3.03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6PT_20_--_20__28_一_29__20__20__20_1._20__20__20__28_1_29__20__20__20_A._20__20__28_A_29__20__20__20_a." style:display-name="編號16PT -- (一)   1.   (1)   A.  (A)   a.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." style:num-format="A">
        <style:list-level-properties text:list-level-position-and-space-mode="label-alignment">
          <style:list-level-label-alignment text:label-followed-by="listtab" text:list-tab-stop-position="2.491cm" fo:text-indent="-0.691cm" fo:margin-left="2.491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3cm" fo:text-indent="-0.63cm" fo:margin-left="3.63cm"/>
        </style:list-level-properties>
      </text:list-level-style-number>
      <text:list-level-style-number text:level="7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一_3001__20__20__28_一_29__20__20__20_1._20__20__20__20__28_1_29__20__20__20_A._20__20__20__20__28_A_29_" style:display-name="編號16PT -- 一、  (一)   1.    (1)   A.  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.6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9cm" fo:text-indent="-0.69cm" fo:margin-left="3.09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壹_3001__20__20_一_3001__20__20__28_一_29__20__20__20_1._20__20__20__20__28_1_29__20__20__20_A." style:display-name="編號16PT -- 壹、  一、  (一)   1.    (1)   A.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2.2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9cm" fo:text-indent="-0.69cm" fo:margin-left="3.69cm"/>
        </style:list-level-properties>
      </text:list-level-style-number>
      <text:list-level-style-number text:level="7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1_3001__20__20__28_1_29__20__20__20_A_3001__20__20__28_A_29__20__20__20_a_3001__20__28_a_29_" style:display-name="編號18PT -- 1、  (1)   A、  (A)   a、 (a)">
      <text:list-level-style-number text:level="1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0.96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、" style:num-format="A">
        <style:list-level-properties text:list-level-position-and-space-mode="label-alignment">
          <style:list-level-label-alignment text:label-followed-by="listtab" text:list-tab-stop-position="2.54cm" fo:text-indent="-1.24cm" fo:margin-left="2.54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78cm" fo:text-indent="-1.18cm" fo:margin-left="3.7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、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8PT" style:num-suffix="、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8PT" style:num-suffix="、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8PT" style:num-suffix="、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8PT_20_--_20_1._20__20__20__20__20__28_1_29__20__20__20_A._20__20__20__28_A_29__20__20__20_a._20__20__20__20__28_a_29_" style:display-name="編號18PT -- 1.     (1)   A.   (A)   a.    (a)">
      <text:list-level-style-number text:level="1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0.45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." style:num-format="A">
        <style:list-level-properties text:list-level-position-and-space-mode="label-alignment">
          <style:list-level-label-alignment text:label-followed-by="listtab" text:list-tab-stop-position="2.08cm" fo:text-indent="-0.78cm" fo:margin-left="2.08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cm" fo:text-indent="-0.7cm" fo:margin-left="3.3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_3001__20__20__28_1_29__20__20__20_A_3001__20__20__28_A_29__20__20__20_a_3001_" style:display-name="編號18PT -- (一)   1、  (1)   A、  (A)   a、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1.6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、" style:num-format="A">
        <style:list-level-properties text:list-level-position-and-space-mode="label-alignment">
          <style:list-level-label-alignment text:label-followed-by="listtab" text:list-tab-stop-position="3.191cm" fo:text-indent="-1.24cm" fo:margin-left="3.19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31cm" fo:text-indent="-1.18cm" fo:margin-left="4.431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._20__20__20__28_1_29__20__20__20_A._20__20__28_A_29__20__20__20_a." style:display-name="編號18PT -- (一)   1.   (1)   A.  (A)   a.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10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." style:num-format="A">
        <style:list-level-properties text:list-level-position-and-space-mode="label-alignment">
          <style:list-level-label-alignment text:label-followed-by="listtab" text:list-tab-stop-position="2.731cm" fo:text-indent="-0.78cm" fo:margin-left="2.73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3.949cm" fo:text-indent="-0.699cm" fo:margin-left="3.949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_3001__20__20__28_1_29__20__20__20_A_3001__20__20__28_A_29_" style:display-name="編號18PT -- 一、  (一)   1、  (1)   A、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26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84cm" fo:text-indent="-1.24cm" fo:margin-left="3.84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._20__20__20__20__28_1_29__20__20__20_A._20__20__20__20__28_A_29_" style:display-name="編號18PT -- 一、  (一)   1.    (1)   A.  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75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8cm" fo:text-indent="-0.78cm" fo:margin-left="3.3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_3001__20__20__28_1_29__20__20__20_A_3001_" style:display-name="編號18PT -- 壹、  一、  (一)   1、  (1)   A、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9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91cm" fo:text-indent="-1.24cm" fo:margin-left="4.491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._20__20__20__20__28_1_29__20__20__20_A." style:display-name="編號18PT -- 壹、  一、  (一)   1.    (1)   A.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." style:num-format="1">
        <style:list-level-properties text:list-level-position-and-space-mode="label-alignment">
          <style:list-level-label-alignment text:label-followed-by="nothing" fo:text-indent="-0.48cm" fo:margin-left="2.43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4.03cm" fo:text-indent="-0.78cm" fo:margin-left="4.03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_5f_CharLFO18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b818a4" officeooo:paragraph-rsid="00b818a4" style:language-asian="zh" style:country-asian="TW"/>
    </style:style>
    <style:style style:name="MP2" style:family="paragraph" style:parent-style-name="Footer">
      <style:paragraph-properties fo:text-align="center" style:justify-single-word="false"/>
      <style:text-properties officeooo:paragraph-rsid="00b833ed"/>
    </style:style>
    <style:style style:name="MT1" style:family="text">
      <style:text-properties style:font-name="Times New Roman2" fo:font-size="9pt" style:font-name-asian="Times New Roman2" style:font-size-asian="9pt" style:font-name-complex="新細明體1" style:font-size-complex="9pt"/>
    </style:style>
    <style:style style:name="MT2" style:family="text">
      <style:text-properties style:font-name="Times New Roman2" fo:font-size="9pt" officeooo:rsid="0106d9c7" style:font-name-asian="Times New Roman2" style:font-size-asian="9pt" style:font-name-complex="新細明體1" style:font-size-complex="9pt"/>
    </style:style>
    <style:style style:name="MT3" style:family="text">
      <style:text-properties style:font-name="Times New Roman2" fo:font-size="9pt" style:font-name-asian="Times New Roman2" style:font-size-asian="9pt" style:language-asian="zh" style:country-asian="HK" style:font-name-complex="新細明體1" style:font-size-complex="9pt"/>
    </style:style>
    <style:style style:name="MT4" style:family="text">
      <style:text-properties style:font-name="Times New Roman2" fo:font-size="9pt" officeooo:rsid="00c2bb7b" style:font-name-asian="Times New Roman2" style:font-size-asian="9pt" style:font-name-complex="新細明體1" style:font-size-complex="9pt"/>
    </style:style>
    <style:style style:name="MT5" style:family="text">
      <style:text-properties style:font-name="Times New Roman2" fo:font-size="9pt" officeooo:rsid="0113514c" style:font-name-asian="Times New Roman2" style:font-size-asian="9pt" style:font-name-complex="新細明體1" style:font-size-complex="9pt"/>
    </style:style>
    <style:style style:name="MT6" style:family="text">
      <style:text-properties style:font-name="Times New Roman2" fo:font-size="9pt" officeooo:rsid="01328543" style:font-name-asian="Times New Roman2" style:font-size-asian="9pt" style:font-name-complex="新細明體1" style:font-size-complex="9pt"/>
    </style:style>
    <style:style style:name="MT7" style:family="text">
      <style:text-properties style:font-name="標楷體1" style:font-name-asian="標楷體1" style:font-name-complex="標楷體1"/>
    </style:style>
    <style:style style:name="MT8" style:family="text">
      <style:text-properties style:font-name="標楷體1" fo:language="zh" fo:country="TW" style:font-name-asian="標楷體1" style:font-name-complex="標楷體1"/>
    </style:style>
    <style:style style:name="MT9" style:family="text">
      <style:text-properties style:font-name="標楷體1" style:font-name-asian="標楷體1" style:font-name-complex="標楷體1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預設段落字型"><text:span text:style-name="MT1">M</text:span></text:span><text:span text:style-name="預設段落字型"><text:span text:style-name="MT2">yData平臺</text:span></text:span><text:span text:style-name="預設段落字型"><text:span text:style-name="MT1">資料</text:span></text:span><text:span text:style-name="預設段落字型"><text:span text:style-name="MT3">提供者</text:span></text:span><text:span text:style-name="預設段落字型"><text:span text:style-name="MT1">介接申請表</text:span></text:span><text:span text:style-name="預設段落字型"><text:span text:style-name="MT4">V1.0</text:span></text:span><text:span text:style-name="預設段落字型"><text:span text:style-name="MT1">_10</text:span></text:span><text:span text:style-name="預設段落字型"><text:span text:style-name="MT5">904</text:span></text:span><text:span text:style-name="預設段落字型"><text:span text:style-name="MT6">27</text:span></text:span></text:p>
      </style:header>
      <style:footer>
        <text:p text:style-name="MP2"><text:span text:style-name="預設段落字型"><text:span text:style-name="MT7">第</text:span></text:span><text:span text:style-name="預設段落字型"><text:span text:style-name="MT8"> </text:span></text:span><text:span text:style-name="預設段落字型"><text:span text:style-name="MT8"><text:page-number text:select-page="current">2</text:page-number></text:span></text:span><text:span text:style-name="預設段落字型"><text:span text:style-name="MT9">頁，共</text:span></text:span><text:span text:style-name="預設段落字型"><text:span text:style-name="MT8"> </text:span></text:span><text:span text:style-name="預設段落字型"><text:span text:style-name="MT8"><text:page-count>2</text:page-count></text:span></text:span><text:span text:style-name="預設段落字型"><text:span text:style-name="MT9">頁</text:span></text:span></text:p>
      </style:footer>
    </style:master-page>
    <style:master-page style:name="Landscap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4">
      <style:header>
        <text:p text:style-name="Header"/>
      </style:header>
      <style:footer>
        <text:p text:style-name="Footer"/>
      </style:footer>
    </style:master-page>
    <style:master-page style:name="Right_20_Page" style:display-name="Right Page" style:page-layout-name="Mpm5" style:next-style-name="Left_20_Page">
      <style:footer>
        <text:p text:style-name="Footer"/>
      </style:footer>
    </style:master-page>
    <style:master-page style:name="Left_20_Page" style:display-name="Left Page" style:page-layout-name="Mpm6" style:next-style-name="Right_20_Page">
      <style:footer>
        <text:p text:style-name="Footer"/>
      </style:footer>
    </style:master-page>
    <style:master-page style:name="Envelope" style:page-layout-name="Mpm7">
      <style:footer>
        <text:p text:style-name="Footer"/>
      </style:footer>
    </style:master-page>
    <style:master-page style:name="HTML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3:57:05.746000000</meta:creation-date>
    <meta:editing-duration>PT5H49M22S</meta:editing-duration>
    <meta:editing-cycles>103</meta:editing-cycles>
    <meta:generator>NDC_ODF_Application_Tools/2.0.3$Windows_X86_64 LibreOffice_project/1472acae6e38251b44b07e4fedb25fc989b2f3fb</meta:generator>
    <dc:title>預設空白範本(writer)</dc:title>
    <dc:date>2020-04-27T16:55:59.340000000</dc:date>
    <meta:print-date>2020-04-27T16:41:00.746000000</meta:print-date>
    <meta:document-statistic meta:table-count="4" meta:image-count="0" meta:object-count="0" meta:page-count="2" meta:paragraph-count="86" meta:word-count="986" meta:character-count="1167" meta:non-whitespace-character-count="1096"/>
    <meta:user-defined meta:name="Info 1"/>
    <meta:user-defined meta:name="Info 2"/>
    <meta:user-defined meta:name="Info 3"/>
    <meta:user-defined meta:name="Info 4"/>
    <meta:template xlink:type="simple" xlink:actuate="onRequest" xlink:title="預設空白範本(writer)" xlink:href="file:///C:/Program%20Files%20(x86)/NDC%20ODF%20Application%20Tools%206/program/../share/template/common/NDCODFTemplate/swriter.ott" meta:date="2019-09-09T13:57:05.168000000"/>
  </office:meta>
</office:document-meta>
</file>